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327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4.4283in"/>
    </style:style>
    <style:style style:name="co4" style:family="table-column">
      <style:table-column-properties fo:break-before="auto" style:column-width="1.5382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1.6799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1.2902in"/>
    </style:style>
    <style:style style:name="co10" style:family="table-column">
      <style:table-column-properties fo:break-before="auto" style:column-width="1.4409in"/>
    </style:style>
    <style:style style:name="co11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1.3346in"/>
    </style:style>
    <style:style style:name="co13" style:family="table-column">
      <style:table-column-properties fo:break-before="auto" style:column-width="1.848in"/>
    </style:style>
    <style:style style:name="co14" style:family="table-column">
      <style:table-column-properties fo:break-before="auto" style:column-width="1.8299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794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chool_20_Informati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hool Informat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7"/>
        <table:table-column table:style-name="co15" table:number-columns-repeated="1007" table:default-cell-style-name="ce2"/>
        <table:table-row table:style-name="ro1">
          <table:table-cell table:style-name="ce1" office:value-type="string" calcext:value-type="string">
            <text:p>Community Unit</text:p>
          </table:table-cell>
          <table:table-cell table:style-name="ce3" office:value-type="string" calcext:value-type="string">
            <text:p>School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-level students</text:p>
          </table:table-cell>
          <table:table-cell table:style-name="ce1" office:value-type="string" calcext:value-type="string">
            <text:p>A-level students</text:p>
          </table:table-cell>
          <table:table-cell table:style-name="ce1" office:value-type="string" calcext:value-type="string">
            <text:p>Boarding students</text:p>
          </table:table-cell>
          <table:table-cell table:style-name="ce1" office:value-type="string" calcext:value-type="string">
            <text:p>Day students</text:p>
          </table:table-cell>
          <table:table-cell table:style-name="ce1" office:value-type="string" calcext:value-type="string">
            <text:p>Boarding fee for S3</text:p>
          </table:table-cell>
          <table:table-cell table:style-name="ce1" office:value-type="string" calcext:value-type="string">
            <text:p>Day fee for S3</text:p>
          </table:table-cell>
          <table:table-cell table:style-name="ce1" office:value-type="string" calcext:value-type="string">
            <text:p>Boarding fee S5</text:p>
          </table:table-cell>
          <table:table-cell table:style-name="ce1" office:value-type="string" calcext:value-type="string">
            <text:p>Day fee S5</text:p>
          </table:table-cell>
          <table:table-cell table:style-name="ce1" office:value-type="string" calcext:value-type="string">
            <text:p>Female students</text:p>
          </table:table-cell>
          <table:table-cell table:style-name="ce1" office:value-type="string" calcext:value-type="string">
            <text:p>Male students</text:p>
          </table:table-cell>
          <table:table-cell table:style-name="ce1" office:value-type="string" calcext:value-type="string">
            <text:p>Number of students</text:p>
          </table:table-cell>
          <table:table-cell table:style-name="ce1" office:value-type="string" calcext:value-type="string">
            <text:p>Number of teachers</text:p>
          </table:table-cell>
          <table:table-cell table:style-name="ce1" office:value-type="string" calcext:value-type="string">
            <text:p>Location</text:p>
          </table:table-cell>
          <table:table-cell table:style-name="ce5" office:value-type="string" calcext:value-type="string">
            <text:p>Date school enrolled</text:p>
          </table:table-cell>
          <table:table-cell table:style-name="ce1" table:number-columns-repeated="1007"/>
        </table:table-row>
        <table:table-row table:style-name="ro2">
          <table:table-cell office:value-type="string" calcext:value-type="string">
            <text:p>Hoima</text:p>
          </table:table-cell>
          <table:table-cell office:value-type="float" office:value="51282" calcext:value-type="float">
            <text:p>51282</text:p>
          </table:table-cell>
          <table:table-cell office:value-type="string" calcext:value-type="string">
            <text:p>Duhaga Secondary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400000" calcext:value-type="float">
            <text:p>400000</text:p>
          </table:table-cell>
          <table:table-cell table:style-name="Default"/>
          <table:table-cell office:value-type="float" office:value="400000" calcext:value-type="float">
            <text:p>40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1-12-04" calcext:value-type="date">
            <text:p>2011-12-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kindye</text:p>
          </table:table-cell>
          <table:table-cell office:value-type="float" office:value="24174" calcext:value-type="float">
            <text:p>24174</text:p>
          </table:table-cell>
          <table:table-cell office:value-type="string" calcext:value-type="string">
            <text:p>Green Hill Academ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5-08-15" calcext:value-type="date">
            <text:p>2015-08-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kindye</text:p>
          </table:table-cell>
          <table:table-cell office:value-type="float" office:value="11756" calcext:value-type="float">
            <text:p>11756</text:p>
          </table:table-cell>
          <table:table-cell office:value-type="string" calcext:value-type="string">
            <text:p>Katuuso Community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70000" calcext:value-type="float">
            <text:p>17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1-02-28" calcext:value-type="date">
            <text:p>2011-02-2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oima</text:p>
          </table:table-cell>
          <table:table-cell office:value-type="float" office:value="37497" calcext:value-type="float">
            <text:p>37497</text:p>
          </table:table-cell>
          <table:table-cell office:value-type="string" calcext:value-type="string">
            <text:p>Kitara Secondary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200000" calcext:value-type="float">
            <text:p>200000</text:p>
          </table:table-cell>
          <table:table-cell table:style-name="Default"/>
          <table:table-cell office:value-type="float" office:value="200000" calcext:value-type="float">
            <text:p>20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09-09-14" calcext:value-type="date">
            <text:p>2009-09-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kindye</text:p>
          </table:table-cell>
          <table:table-cell office:value-type="float" office:value="98258" calcext:value-type="float">
            <text:p>98258</text:p>
          </table:table-cell>
          <table:table-cell office:value-type="string" calcext:value-type="string">
            <text:p>Light High School, Seguk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5000" calcext:value-type="float">
            <text:p>4250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455000" calcext:value-type="float">
            <text:p>455000</text:p>
          </table:table-cell>
          <table:table-cell office:value-type="float" office:value="205000" calcext:value-type="float">
            <text:p>20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09-10-24" calcext:value-type="date">
            <text:p>2009-10-2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wempe-Nakawa</text:p>
          </table:table-cell>
          <table:table-cell office:value-type="float" office:value="22710" calcext:value-type="float">
            <text:p>22710</text:p>
          </table:table-cell>
          <table:table-cell office:value-type="string" calcext:value-type="string">
            <text:p>Midland High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650000" calcext:value-type="float">
            <text:p>650000</text:p>
          </table:table-cell>
          <table:table-cell table:style-name="Default"/>
          <table:table-cell office:value-type="float" office:value="650000" calcext:value-type="float">
            <text:p>65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09-06-08" calcext:value-type="date">
            <text:p>2009-06-0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10313" calcext:value-type="float">
            <text:p>10313</text:p>
          </table:table-cell>
          <table:table-cell office:value-type="string" calcext:value-type="string">
            <text:p>Nabumali High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560000" calcext:value-type="float">
            <text:p>56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0-02-24" calcext:value-type="date">
            <text:p>2010-02-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ima</text:p>
          </table:table-cell>
          <table:table-cell office:value-type="float" office:value="65018" calcext:value-type="float">
            <text:p>65018</text:p>
          </table:table-cell>
          <table:table-cell office:value-type="string" calcext:value-type="string">
            <text:p>Sir Tito Winyi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8000" calcext:value-type="float">
            <text:p>388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388000" calcext:value-type="float">
            <text:p>388000</text:p>
          </table:table-cell>
          <table:table-cell office:value-type="float" office:value="180000" calcext:value-type="float">
            <text:p>1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09-10-10" calcext:value-type="date">
            <text:p>2009-10-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kindye</text:p>
          </table:table-cell>
          <table:table-cell office:value-type="float" office:value="93721" calcext:value-type="float">
            <text:p>93721</text:p>
          </table:table-cell>
          <table:table-cell office:value-type="string" calcext:value-type="string">
            <text:p>Taibah International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1600000" calcext:value-type="float">
            <text:p>1600000</text:p>
          </table:table-cell>
          <table:table-cell table:style-name="Default"/>
          <table:table-cell office:value-type="float" office:value="1600000" calcext:value-type="float">
            <text:p>160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1-08-23" calcext:value-type="date">
            <text:p>2011-08-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ira</text:p>
          </table:table-cell>
          <table:table-cell office:value-type="float" office:value="21426" calcext:value-type="float">
            <text:p>21426</text:p>
          </table:table-cell>
          <table:table-cell office:value-type="string" calcext:value-type="string">
            <text:p>King Jame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300000" calcext:value-type="float">
            <text:p>300000</text:p>
          </table:table-cell>
          <table:table-cell table:style-name="Default"/>
          <table:table-cell office:value-type="float" office:value="340000" calcext:value-type="float">
            <text:p>34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0-04-22" calcext:value-type="date">
            <text:p>2010-04-2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ira</text:p>
          </table:table-cell>
          <table:table-cell office:value-type="float" office:value="22527" calcext:value-type="float">
            <text:p>22527</text:p>
          </table:table-cell>
          <table:table-cell office:value-type="string" calcext:value-type="string">
            <text:p>Lango Colleg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392200" calcext:value-type="float">
            <text:p>392200</text:p>
          </table:table-cell>
          <table:table-cell table:style-name="Default"/>
          <table:table-cell office:value-type="float" office:value="352200" calcext:value-type="float">
            <text:p>352200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2-03-23" calcext:value-type="date">
            <text:p>2012-03-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ira</text:p>
          </table:table-cell>
          <table:table-cell office:value-type="float" office:value="53828" calcext:value-type="float">
            <text:p>53828</text:p>
          </table:table-cell>
          <table:table-cell office:value-type="string" calcext:value-type="string">
            <text:p>Rachelle Comprehensive Scho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54200" calcext:value-type="float">
            <text:p>354200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3-05-16" calcext:value-type="date">
            <text:p>2013-05-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ira</text:p>
          </table:table-cell>
          <table:table-cell office:value-type="float" office:value="25329" calcext:value-type="float">
            <text:p>25329</text:p>
          </table:table-cell>
          <table:table-cell office:value-type="string" calcext:value-type="string">
            <text:p>St. Katherin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454700" calcext:value-type="float">
            <text:p>454700</text:p>
          </table:table-cell>
          <table:table-cell table:style-name="Default"/>
          <table:table-cell office:value-type="float" office:value="405700" calcext:value-type="float">
            <text:p>40570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7-11-13" calcext:value-type="date">
            <text:p>2017-11-1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84730" calcext:value-type="float">
            <text:p>84730</text:p>
          </table:table-cell>
          <table:table-cell office:value-type="string" calcext:value-type="string">
            <text:p>St. Paul's College, Mbal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584000" calcext:value-type="float">
            <text:p>584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4-02-11" calcext:value-type="date">
            <text:p>2014-02-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kindye</text:p>
          </table:table-cell>
          <table:table-cell office:value-type="float" office:value="16931" calcext:value-type="float">
            <text:p>16931</text:p>
          </table:table-cell>
          <table:table-cell office:value-type="string" calcext:value-type="string">
            <text:p>Aidan Colleg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40000" calcext:value-type="float">
            <text:p>440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60000" calcext:value-type="float">
            <text:p>2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6-11-04" calcext:value-type="date">
            <text:p>2016-11-0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52334" calcext:value-type="float">
            <text:p>52334</text:p>
          </table:table-cell>
          <table:table-cell office:value-type="string" calcext:value-type="string">
            <text:p>Chemwania High Schoo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223800" calcext:value-type="float">
            <text:p>223800</text:p>
          </table:table-cell>
          <table:table-cell office:value-type="float" office:value="98300" calcext:value-type="float">
            <text:p>98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7-07-25" calcext:value-type="date">
            <text:p>2017-07-2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39636" calcext:value-type="float">
            <text:p>39636</text:p>
          </table:table-cell>
          <table:table-cell office:value-type="string" calcext:value-type="string">
            <text:p>Gamatui Girl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302000" calcext:value-type="float">
            <text:p>30200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1-04-02" calcext:value-type="date">
            <text:p>2011-04-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giri-Iganga</text:p>
          </table:table-cell>
          <table:table-cell office:value-type="float" office:value="92437" calcext:value-type="float">
            <text:p>92437</text:p>
          </table:table-cell>
          <table:table-cell office:value-type="string" calcext:value-type="string">
            <text:p>Iganga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0000" calcext:value-type="float">
            <text:p>38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380000" calcext:value-type="float">
            <text:p>380000</text:p>
          </table:table-cell>
          <table:table-cell office:value-type="float" office:value="180000" calcext:value-type="float">
            <text:p>1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2-10-24" calcext:value-type="date">
            <text:p>2012-10-2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ugiri-Iganga</text:p>
          </table:table-cell>
          <table:table-cell office:value-type="float" office:value="69638" calcext:value-type="float">
            <text:p>69638</text:p>
          </table:table-cell>
          <table:table-cell office:value-type="string" calcext:value-type="string">
            <text:p>Iganga Secondary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618400" calcext:value-type="float">
            <text:p>618400</text:p>
          </table:table-cell>
          <table:table-cell table:style-name="Default"/>
          <table:table-cell office:value-type="float" office:value="618400" calcext:value-type="float">
            <text:p>61840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1-08-19" calcext:value-type="date">
            <text:p>2011-08-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aka</text:p>
          </table:table-cell>
          <table:table-cell office:value-type="float" office:value="85941" calcext:value-type="float">
            <text:p>85941</text:p>
          </table:table-cell>
          <table:table-cell office:value-type="string" calcext:value-type="string">
            <text:p>Kabuwoko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5000" calcext:value-type="float">
            <text:p>20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6-01-02" calcext:value-type="date">
            <text:p>2016-01-0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saka</text:p>
          </table:table-cell>
          <table:table-cell office:value-type="float" office:value="58842" calcext:value-type="float">
            <text:p>58842</text:p>
          </table:table-cell>
          <table:table-cell office:value-type="string" calcext:value-type="string">
            <text:p>Kako Senior Secondary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469000" calcext:value-type="float">
            <text:p>469000</text:p>
          </table:table-cell>
          <table:table-cell table:style-name="Default"/>
          <table:table-cell office:value-type="float" office:value="510000" calcext:value-type="float">
            <text:p>51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2-05-14" calcext:value-type="date">
            <text:p>2012-05-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kindye</text:p>
          </table:table-cell>
          <table:table-cell office:value-type="float" office:value="73643" calcext:value-type="float">
            <text:p>73643</text:p>
          </table:table-cell>
          <table:table-cell office:value-type="string" calcext:value-type="string">
            <text:p>Kakungulu Memorial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00000" calcext:value-type="float">
            <text:p>6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300000" calcext:value-type="float">
            <text:p>3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4-01-23" calcext:value-type="date">
            <text:p>2014-01-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80944" calcext:value-type="float">
            <text:p>80944</text:p>
          </table:table-cell>
          <table:table-cell office:value-type="string" calcext:value-type="string">
            <text:p>Kapchorwa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5000" calcext:value-type="float">
            <text:p>65000</text:p>
          </table:table-cell>
          <table:table-cell table:style-name="Default"/>
          <table:table-cell office:value-type="float" office:value="110000" calcext:value-type="float">
            <text:p>1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7-11-28" calcext:value-type="date">
            <text:p>2017-11-2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55548" calcext:value-type="float">
            <text:p>55548</text:p>
          </table:table-cell>
          <table:table-cell office:value-type="string" calcext:value-type="string">
            <text:p>Mbale Comprehensive High Schoo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457500" calcext:value-type="float">
            <text:p>457500</text:p>
          </table:table-cell>
          <table:table-cell office:value-type="float" office:value="182500" calcext:value-type="float">
            <text:p>18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6-06-26" calcext:value-type="date">
            <text:p>2016-06-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baga</text:p>
          </table:table-cell>
          <table:table-cell office:value-type="float" office:value="79250" calcext:value-type="float">
            <text:p>79250</text:p>
          </table:table-cell>
          <table:table-cell office:value-type="string" calcext:value-type="string">
            <text:p>Najjanankumbi Young Christian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50000" calcext:value-type="float">
            <text:p>550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300000" calcext:value-type="float">
            <text:p>3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4-08-22" calcext:value-type="date">
            <text:p>2014-08-2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kono</text:p>
          </table:table-cell>
          <table:table-cell office:value-type="float" office:value="36253" calcext:value-type="float">
            <text:p>36253</text:p>
          </table:table-cell>
          <table:table-cell office:value-type="string" calcext:value-type="string">
            <text:p>Our Lady of Africa Secondary School, Namilyango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790000" calcext:value-type="float">
            <text:p>790000</text:p>
          </table:table-cell>
          <table:table-cell table:style-name="Default"/>
          <table:table-cell office:value-type="float" office:value="790000" calcext:value-type="float">
            <text:p>79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7-02-13" calcext:value-type="date">
            <text:p>2017-02-1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32856" calcext:value-type="float">
            <text:p>32856</text:p>
          </table:table-cell>
          <table:table-cell office:value-type="string" calcext:value-type="string">
            <text:p>Sebei College, Tegere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381000" calcext:value-type="float">
            <text:p>381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1-01-04" calcext:value-type="date">
            <text:p>2011-01-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gazi</text:p>
          </table:table-cell>
          <table:table-cell office:value-type="float" office:value="36757" calcext:value-type="float">
            <text:p>36757</text:p>
          </table:table-cell>
          <table:table-cell office:value-type="string" calcext:value-type="string">
            <text:p>St. Andrew's Senior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000" calcext:value-type="float">
            <text:p>35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1-02-20" calcext:value-type="date">
            <text:p>2011-02-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1</text:p>
          </table:table-cell>
          <table:table-cell office:value-type="float" office:value="62659" calcext:value-type="float">
            <text:p>62659</text:p>
          </table:table-cell>
          <table:table-cell office:value-type="string" calcext:value-type="string">
            <text:p>St. John's Secondary School, Wakitak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90000" calcext:value-type="float">
            <text:p>29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85000" calcext:value-type="float">
            <text:p>8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3-01-26" calcext:value-type="date">
            <text:p>2013-01-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gazi</text:p>
          </table:table-cell>
          <table:table-cell office:value-type="float" office:value="11061" calcext:value-type="float">
            <text:p>11061</text:p>
          </table:table-cell>
          <table:table-cell office:value-type="string" calcext:value-type="string">
            <text:p>St. Mary's College, Lugaz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30000" calcext:value-type="float">
            <text:p>73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730000" calcext:value-type="float">
            <text:p>73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4-08-27" calcext:value-type="date">
            <text:p>2014-08-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giri-Iganga</text:p>
          </table:table-cell>
          <table:table-cell office:value-type="float" office:value="95863" calcext:value-type="float">
            <text:p>95863</text:p>
          </table:table-cell>
          <table:table-cell office:value-type="string" calcext:value-type="string">
            <text:p>Victoria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3000" calcext:value-type="float">
            <text:p>423000</text:p>
          </table:table-cell>
          <table:table-cell office:value-type="float" office:value="245000" calcext:value-type="float">
            <text:p>245000</text:p>
          </table:table-cell>
          <table:table-cell office:value-type="float" office:value="445000" calcext:value-type="float">
            <text:p>445000</text:p>
          </table:table-cell>
          <table:table-cell office:value-type="float" office:value="295000" calcext:value-type="float">
            <text:p>29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09-10-01" calcext:value-type="date">
            <text:p>2009-10-0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inja 2</text:p>
          </table:table-cell>
          <table:table-cell office:value-type="float" office:value="19764" calcext:value-type="float">
            <text:p>19764</text:p>
          </table:table-cell>
          <table:table-cell office:value-type="string" calcext:value-type="string">
            <text:p>Wanyange Girls Secondary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750000" calcext:value-type="float">
            <text:p>750000</text:p>
          </table:table-cell>
          <table:table-cell table:style-name="Default"/>
          <table:table-cell office:value-type="float" office:value="780000" calcext:value-type="float">
            <text:p>78000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1-04-24" calcext:value-type="date">
            <text:p>2011-04-2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wempe-Nakawa</text:p>
          </table:table-cell>
          <table:table-cell office:value-type="float" office:value="99066" calcext:value-type="float">
            <text:p>99066</text:p>
          </table:table-cell>
          <table:table-cell office:value-type="string" calcext:value-type="string">
            <text:p>Kalinabiri Secondary School, Ntind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40000" calcext:value-type="float">
            <text:p>240000</text:p>
          </table:table-cell>
          <table:table-cell table:style-name="Default"/>
          <table:table-cell office:value-type="float" office:value="260000" calcext:value-type="float">
            <text:p>2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0-08-25" calcext:value-type="date">
            <text:p>2010-08-2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baga</text:p>
          </table:table-cell>
          <table:table-cell office:value-type="float" office:value="52968" calcext:value-type="float">
            <text:p>52968</text:p>
          </table:table-cell>
          <table:table-cell office:value-type="string" calcext:value-type="string">
            <text:p>Kitebi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50000" calcext:value-type="float">
            <text:p>50000</text:p>
          </table:table-cell>
          <table:table-cell table:style-name="Default"/>
          <table:table-cell office:value-type="float" office:value="50000" calcext:value-type="float">
            <text:p>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5-12-01" calcext:value-type="date">
            <text:p>2015-12-0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kindye</text:p>
          </table:table-cell>
          <table:table-cell office:value-type="float" office:value="89169" calcext:value-type="float">
            <text:p>89169</text:p>
          </table:table-cell>
          <table:table-cell office:value-type="string" calcext:value-type="string">
            <text:p>Lubiri Senior Secondary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380000" calcext:value-type="float">
            <text:p>38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4-12-11" calcext:value-type="date">
            <text:p>2014-12-1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kindye</text:p>
          </table:table-cell>
          <table:table-cell office:value-type="float" office:value="21470" calcext:value-type="float">
            <text:p>21470</text:p>
          </table:table-cell>
          <table:table-cell office:value-type="string" calcext:value-type="string">
            <text:p>Mackay Memorial College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20000" calcext:value-type="float">
            <text:p>620000</text:p>
          </table:table-cell>
          <table:table-cell table:style-name="Default"/>
          <table:table-cell office:value-type="float" office:value="620000" calcext:value-type="float">
            <text:p>620000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0-05-27" calcext:value-type="date">
            <text:p>2010-05-2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27472" calcext:value-type="float">
            <text:p>27472</text:p>
          </table:table-cell>
          <table:table-cell office:value-type="string" calcext:value-type="string">
            <text:p>Sipi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95000" calcext:value-type="float">
            <text:p>9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7-05-16" calcext:value-type="date">
            <text:p>2017-05-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kindye</text:p>
          </table:table-cell>
          <table:table-cell office:value-type="float" office:value="90373" calcext:value-type="float">
            <text:p>90373</text:p>
          </table:table-cell>
          <table:table-cell office:value-type="string" calcext:value-type="string">
            <text:p>St. Peter's Nsambya Secondary Schoo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 office:value-type="float" office:value="659000" calcext:value-type="float">
            <text:p>659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2-05-17" calcext:value-type="date">
            <text:p>2012-05-1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kindye</text:p>
          </table:table-cell>
          <table:table-cell office:value-type="float" office:value="92376" calcext:value-type="float">
            <text:p>92376</text:p>
          </table:table-cell>
          <table:table-cell office:value-type="string" calcext:value-type="string">
            <text:p>Tropical High School, Nsamby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00000" calcext:value-type="float">
            <text:p>300000</text:p>
          </table:table-cell>
          <table:table-cell table:style-name="Default"/>
          <table:table-cell office:value-type="float" office:value="350000" calcext:value-type="float">
            <text:p>3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3-05-09" calcext:value-type="date">
            <text:p>2013-05-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kindye</text:p>
          </table:table-cell>
          <table:table-cell office:value-type="float" office:value="62777" calcext:value-type="float">
            <text:p>62777</text:p>
          </table:table-cell>
          <table:table-cell office:value-type="string" calcext:value-type="string">
            <text:p>Africana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5000" calcext:value-type="float">
            <text:p>10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2-10-18" calcext:value-type="date">
            <text:p>2012-10-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roti</text:p>
          </table:table-cell>
          <table:table-cell office:value-type="float" office:value="30379" calcext:value-type="float">
            <text:p>30379</text:p>
          </table:table-cell>
          <table:table-cell office:value-type="string" calcext:value-type="string">
            <text:p>Alliance High School, Sorot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365000" calcext:value-type="float">
            <text:p>365000</text:p>
          </table:table-cell>
          <table:table-cell office:value-type="float" office:value="135000" calcext:value-type="float">
            <text:p>13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1-10-17" calcext:value-type="date">
            <text:p>2011-10-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aka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Archbishop Kiwanuka Secondary School, Kitov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000" calcext:value-type="float">
            <text:p>350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420000" calcext:value-type="float">
            <text:p>420000</text:p>
          </table:table-cell>
          <table:table-cell office:value-type="float" office:value="190000" calcext:value-type="float">
            <text:p>19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09-12-28" calcext:value-type="date">
            <text:p>2009-12-2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ororo</text:p>
          </table:table-cell>
          <table:table-cell office:value-type="float" office:value="70382" calcext:value-type="float">
            <text:p>70382</text:p>
          </table:table-cell>
          <table:table-cell office:value-type="string" calcext:value-type="string">
            <text:p>Asinge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7500" calcext:value-type="float">
            <text:p>37500</text:p>
          </table:table-cell>
          <table:table-cell table:style-name="Default"/>
          <table:table-cell office:value-type="float" office:value="42500" calcext:value-type="float">
            <text:p>4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5-09-20" calcext:value-type="date">
            <text:p>2015-09-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oroti</text:p>
          </table:table-cell>
          <table:table-cell office:value-type="float" office:value="96483" calcext:value-type="float">
            <text:p>96483</text:p>
          </table:table-cell>
          <table:table-cell office:value-type="string" calcext:value-type="string">
            <text:p>Asuret Parents Senior Secondary Schoo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72700" calcext:value-type="float">
            <text:p>72700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3-11-04" calcext:value-type="date">
            <text:p>2013-11-0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ororo</text:p>
          </table:table-cell>
          <table:table-cell office:value-type="float" office:value="96484" calcext:value-type="float">
            <text:p>96484</text:p>
          </table:table-cell>
          <table:table-cell office:value-type="string" calcext:value-type="string">
            <text:p>Atiri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1-02-20" calcext:value-type="date">
            <text:p>2011-02-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42285" calcext:value-type="float">
            <text:p>42285</text:p>
          </table:table-cell>
          <table:table-cell office:value-type="string" calcext:value-type="string">
            <text:p>Balawoli Senior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7-07-25" calcext:value-type="date">
            <text:p>2017-07-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aka</text:p>
          </table:table-cell>
          <table:table-cell office:value-type="float" office:value="83086" calcext:value-type="float">
            <text:p>83086</text:p>
          </table:table-cell>
          <table:table-cell office:value-type="string" calcext:value-type="string">
            <text:p>Bexhill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90000" calcext:value-type="float">
            <text:p>390000</text:p>
          </table:table-cell>
          <table:table-cell office:value-type="float" office:value="168000" calcext:value-type="float">
            <text:p>168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190000" calcext:value-type="float">
            <text:p>19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2-04-28" calcext:value-type="date">
            <text:p>2012-04-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wempe-Nakawa</text:p>
          </table:table-cell>
          <table:table-cell office:value-type="float" office:value="27487" calcext:value-type="float">
            <text:p>27487</text:p>
          </table:table-cell>
          <table:table-cell office:value-type="string" calcext:value-type="string">
            <text:p>Bilal Islamic Secondary School, Bwais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50000" calcext:value-type="float">
            <text:p>4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265000" calcext:value-type="float">
            <text:p>26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0-10-11" calcext:value-type="date">
            <text:p>2010-10-1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42189" calcext:value-type="float">
            <text:p>42189</text:p>
          </table:table-cell>
          <table:table-cell office:value-type="string" calcext:value-type="string">
            <text:p>Bright College Nawanende Secondary Schoo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6-07-27" calcext:value-type="date">
            <text:p>2016-07-2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ugiri-Iganga</text:p>
          </table:table-cell>
          <table:table-cell office:value-type="float" office:value="95392" calcext:value-type="float">
            <text:p>95392</text:p>
          </table:table-cell>
          <table:table-cell office:value-type="string" calcext:value-type="string">
            <text:p>Bugiri High Schoo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270000" calcext:value-type="float">
            <text:p>270000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5-02-08" calcext:value-type="date">
            <text:p>2015-02-0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69193" calcext:value-type="float">
            <text:p>69193</text:p>
          </table:table-cell>
          <table:table-cell office:value-type="string" calcext:value-type="string">
            <text:p>Bugulumbya Secondary Schoo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290000" calcext:value-type="float">
            <text:p>29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09-09-21" calcext:value-type="date">
            <text:p>2009-09-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giri-Iganga</text:p>
          </table:table-cell>
          <table:table-cell office:value-type="float" office:value="49594" calcext:value-type="float">
            <text:p>49594</text:p>
          </table:table-cell>
          <table:table-cell office:value-type="string" calcext:value-type="string">
            <text:p>Bukooli College, Bugir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400" calcext:value-type="float">
            <text:p>300400</text:p>
          </table:table-cell>
          <table:table-cell office:value-type="float" office:value="40200" calcext:value-type="float">
            <text:p>40200</text:p>
          </table:table-cell>
          <table:table-cell office:value-type="float" office:value="3102400" calcext:value-type="float">
            <text:p>3102400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1-12-15" calcext:value-type="date">
            <text:p>2011-12-1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ugiri-Iganga</text:p>
          </table:table-cell>
          <table:table-cell office:value-type="float" office:value="32195" calcext:value-type="float">
            <text:p>32195</text:p>
          </table:table-cell>
          <table:table-cell office:value-type="string" calcext:value-type="string">
            <text:p>Bukoyo Secondary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525500" calcext:value-type="float">
            <text:p>5255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7-10-26" calcext:value-type="date">
            <text:p>2017-10-2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saka</text:p>
          </table:table-cell>
          <table:table-cell office:value-type="float" office:value="30196" calcext:value-type="float">
            <text:p>30196</text:p>
          </table:table-cell>
          <table:table-cell office:value-type="string" calcext:value-type="string">
            <text:p>Bukulula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50000" calcext:value-type="float">
            <text:p>45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1-05-17" calcext:value-type="date">
            <text:p>2011-05-1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ugiri-Iganga</text:p>
          </table:table-cell>
          <table:table-cell office:value-type="float" office:value="62797" calcext:value-type="float">
            <text:p>62797</text:p>
          </table:table-cell>
          <table:table-cell office:value-type="string" calcext:value-type="string">
            <text:p>Busembatia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0000" calcext:value-type="float">
            <text:p>20000</text:p>
          </table:table-cell>
          <table:table-cell table:style-name="Default"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7-04-24" calcext:value-type="date">
            <text:p>2017-04-2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39998" calcext:value-type="float">
            <text:p>39998</text:p>
          </table:table-cell>
          <table:table-cell office:value-type="string" calcext:value-type="string">
            <text:p>Busiu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07000" calcext:value-type="float">
            <text:p>107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6-01-18" calcext:value-type="date">
            <text:p>2016-01-1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inja 2</text:p>
          </table:table-cell>
          <table:table-cell office:value-type="float" office:value="14699" calcext:value-type="float">
            <text:p>14699</text:p>
          </table:table-cell>
          <table:table-cell office:value-type="string" calcext:value-type="string">
            <text:p>Busoga College, Mwiri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600000" calcext:value-type="float">
            <text:p>600000</text:p>
          </table:table-cell>
          <table:table-cell table:style-name="Default"/>
          <table:table-cell office:value-type="float" office:value="620000" calcext:value-type="float">
            <text:p>620000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3-10-23" calcext:value-type="date">
            <text:p>2013-10-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muli</text:p>
          </table:table-cell>
          <table:table-cell office:value-type="float" office:value="16100" calcext:value-type="float">
            <text:p>16100</text:p>
          </table:table-cell>
          <table:table-cell office:value-type="string" calcext:value-type="string">
            <text:p>Busoga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75000" calcext:value-type="float">
            <text:p>475000</text:p>
          </table:table-cell>
          <table:table-cell office:value-type="float" office:value="255500" calcext:value-type="float">
            <text:p>2555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355500" calcext:value-type="float">
            <text:p>355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6-10-22" calcext:value-type="date">
            <text:p>2016-10-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2</text:p>
          </table:table-cell>
          <table:table-cell office:value-type="float" office:value="22102" calcext:value-type="float">
            <text:p>22102</text:p>
          </table:table-cell>
          <table:table-cell office:value-type="string" calcext:value-type="string">
            <text:p>Busoga Senior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61000" calcext:value-type="float">
            <text:p>3610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370000" calcext:value-type="float">
            <text:p>370000</text:p>
          </table:table-cell>
          <table:table-cell office:value-type="float" office:value="170000" calcext:value-type="float">
            <text:p>17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4-12-12" calcext:value-type="date">
            <text:p>2014-12-1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ugiri-Iganga</text:p>
          </table:table-cell>
          <table:table-cell office:value-type="float" office:value="38103" calcext:value-type="float">
            <text:p>38103</text:p>
          </table:table-cell>
          <table:table-cell office:value-type="string" calcext:value-type="string">
            <text:p>Buwunga Senior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0500" calcext:value-type="float">
            <text:p>20500</text:p>
          </table:table-cell>
          <table:table-cell table:style-name="Default"/>
          <table:table-cell office:value-type="float" office:value="82000" calcext:value-type="float">
            <text:p>8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0-10-15" calcext:value-type="date">
            <text:p>2010-10-1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Buzaya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90000" calcext:value-type="float">
            <text:p>190000</text:p>
          </table:table-cell>
          <table:table-cell table:style-name="Default"/>
          <table:table-cell office:value-type="float" office:value="205000" calcext:value-type="float">
            <text:p>205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1-11-11" calcext:value-type="date">
            <text:p>2011-11-1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wempe-Nakawa</text:p>
          </table:table-cell>
          <table:table-cell office:value-type="float" office:value="87105" calcext:value-type="float">
            <text:p>87105</text:p>
          </table:table-cell>
          <table:table-cell office:value-type="string" calcext:value-type="string">
            <text:p>Bweyogerere High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60000" calcext:value-type="float">
            <text:p>160000</text:p>
          </table:table-cell>
          <table:table-cell table:style-name="Default"/>
          <table:table-cell office:value-type="float" office:value="180000" calcext:value-type="float">
            <text:p>1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1-08-28" calcext:value-type="date">
            <text:p>2011-08-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baga</text:p>
          </table:table-cell>
          <table:table-cell office:value-type="float" office:value="92106" calcext:value-type="float">
            <text:p>92106</text:p>
          </table:table-cell>
          <table:table-cell office:value-type="string" calcext:value-type="string">
            <text:p>Caltec Academy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85000" calcext:value-type="float">
            <text:p>685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605000" calcext:value-type="float">
            <text:p>605000</text:p>
          </table:table-cell>
          <table:table-cell office:value-type="float" office:value="357000" calcext:value-type="float">
            <text:p>357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6-11-21" calcext:value-type="date">
            <text:p>2016-11-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1</text:p>
          </table:table-cell>
          <table:table-cell office:value-type="float" office:value="28107" calcext:value-type="float">
            <text:p>28107</text:p>
          </table:table-cell>
          <table:table-cell office:value-type="string" calcext:value-type="string">
            <text:p>Cardinal Nsubuga Secondary School, Nyeng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000" calcext:value-type="float">
            <text:p>3500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160000" calcext:value-type="float">
            <text:p>1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7-05-21" calcext:value-type="date">
            <text:p>2017-05-2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kono</text:p>
          </table:table-cell>
          <table:table-cell office:value-type="float" office:value="54108" calcext:value-type="float">
            <text:p>54108</text:p>
          </table:table-cell>
          <table:table-cell office:value-type="string" calcext:value-type="string">
            <text:p>Central View High School, Mukon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7000" calcext:value-type="float">
            <text:p>47000</text:p>
          </table:table-cell>
          <table:table-cell table:style-name="Default"/>
          <table:table-cell office:value-type="float" office:value="47000" calcext:value-type="float">
            <text:p>47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7-12-21" calcext:value-type="date">
            <text:p>2017-12-2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oroti</text:p>
          </table:table-cell>
          <table:table-cell office:value-type="float" office:value="94109" calcext:value-type="float">
            <text:p>94109</text:p>
          </table:table-cell>
          <table:table-cell office:value-type="string" calcext:value-type="string">
            <text:p>Crane High School, Soroti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23000" calcext:value-type="float">
            <text:p>123000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6-04-13" calcext:value-type="date">
            <text:p>2016-04-1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oroti</text:p>
          </table:table-cell>
          <table:table-cell office:value-type="float" office:value="52110" calcext:value-type="float">
            <text:p>52110</text:p>
          </table:table-cell>
          <table:table-cell office:value-type="string" calcext:value-type="string">
            <text:p>Cross Roads Secondary Schoo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4500" calcext:value-type="float">
            <text:p>44500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0-08-24" calcext:value-type="date">
            <text:p>2010-08-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wempe-Nakawa</text:p>
          </table:table-cell>
          <table:table-cell office:value-type="float" office:value="63111" calcext:value-type="float">
            <text:p>63111</text:p>
          </table:table-cell>
          <table:table-cell office:value-type="string" calcext:value-type="string">
            <text:p>Eastland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80000" calcext:value-type="float">
            <text:p>1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3-03-28" calcext:value-type="date">
            <text:p>2013-03-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gazi</text:p>
          </table:table-cell>
          <table:table-cell office:value-type="float" office:value="51112" calcext:value-type="float">
            <text:p>51112</text:p>
          </table:table-cell>
          <table:table-cell office:value-type="string" calcext:value-type="string">
            <text:p>Equator College, Lugaz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0000" calcext:value-type="float">
            <text:p>1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3-11-02" calcext:value-type="date">
            <text:p>2013-11-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1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Excel High School, Mbikk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25000" calcext:value-type="float">
            <text:p>12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5-04-04" calcext:value-type="date">
            <text:p>2015-04-0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kono</text:p>
          </table:table-cell>
          <table:table-cell office:value-type="float" office:value="31114" calcext:value-type="float">
            <text:p>31114</text:p>
          </table:table-cell>
          <table:table-cell office:value-type="string" calcext:value-type="string">
            <text:p>Fairland High Schoo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300000" calcext:value-type="float">
            <text:p>300000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7-10-13" calcext:value-type="date">
            <text:p>2017-10-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gazi</text:p>
          </table:table-cell>
          <table:table-cell office:value-type="float" office:value="91115" calcext:value-type="float">
            <text:p>91115</text:p>
          </table:table-cell>
          <table:table-cell office:value-type="string" calcext:value-type="string">
            <text:p>Fairmount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65000" calcext:value-type="float">
            <text:p>465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65000" calcext:value-type="float">
            <text:p>465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2-08-16" calcext:value-type="date">
            <text:p>2012-08-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kono</text:p>
          </table:table-cell>
          <table:table-cell office:value-type="float" office:value="66117" calcext:value-type="float">
            <text:p>66117</text:p>
          </table:table-cell>
          <table:table-cell office:value-type="string" calcext:value-type="string">
            <text:p>Forest Hill Colleg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00000" calcext:value-type="float">
            <text:p>7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300000" calcext:value-type="float">
            <text:p>3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1-08-06" calcext:value-type="date">
            <text:p>2011-08-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wempe-Nakawa</text:p>
          </table:table-cell>
          <table:table-cell office:value-type="float" office:value="12120" calcext:value-type="float">
            <text:p>12120</text:p>
          </table:table-cell>
          <table:table-cell office:value-type="string" calcext:value-type="string">
            <text:p>Global Skills Secondary School, Nakulaby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7-01-27" calcext:value-type="date">
            <text:p>2017-01-2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inja 1</text:p>
          </table:table-cell>
          <table:table-cell office:value-type="float" office:value="43121" calcext:value-type="float">
            <text:p>43121</text:p>
          </table:table-cell>
          <table:table-cell office:value-type="string" calcext:value-type="string">
            <text:p>Gloryland Christian Colle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23000" calcext:value-type="float">
            <text:p>123000</text:p>
          </table:table-cell>
          <table:table-cell table:style-name="Default"/>
          <table:table-cell office:value-type="float" office:value="162000" calcext:value-type="float">
            <text:p>16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09-08-07" calcext:value-type="date">
            <text:p>2009-08-0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uwero</text:p>
          </table:table-cell>
          <table:table-cell office:value-type="float" office:value="21122" calcext:value-type="float">
            <text:p>21122</text:p>
          </table:table-cell>
          <table:table-cell office:value-type="string" calcext:value-type="string">
            <text:p>Gloryland High Schoo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Rural</text:p>
          </table:table-cell>
          <table:table-cell table:style-name="ce6" office:value-type="date" office:date-value="2016-12-15" calcext:value-type="date">
            <text:p>2016-12-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2</text:p>
          </table:table-cell>
          <table:table-cell office:value-type="float" office:value="44123" calcext:value-type="float">
            <text:p>44123</text:p>
          </table:table-cell>
          <table:table-cell office:value-type="string" calcext:value-type="string">
            <text:p>Good Heart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000" calcext:value-type="float">
            <text:p>350000</text:p>
          </table:table-cell>
          <table:table-cell office:value-type="float" office:value="165000" calcext:value-type="float">
            <text:p>165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165000" calcext:value-type="float">
            <text:p>16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09-09-08" calcext:value-type="date">
            <text:p>2009-09-0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99124" calcext:value-type="float">
            <text:p>99124</text:p>
          </table:table-cell>
          <table:table-cell office:value-type="string" calcext:value-type="string">
            <text:p>Green Hill College, Bulop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220000" calcext:value-type="float">
            <text:p>220000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3-12-20" calcext:value-type="date">
            <text:p>2013-12-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ororo</text:p>
          </table:table-cell>
          <table:table-cell office:value-type="float" office:value="51126" calcext:value-type="float">
            <text:p>51126</text:p>
          </table:table-cell>
          <table:table-cell office:value-type="string" calcext:value-type="string">
            <text:p>He Reigns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52000" calcext:value-type="float">
            <text:p>52000</text:p>
          </table:table-cell>
          <table:table-cell table:style-name="Default"/>
          <table:table-cell office:value-type="float" office:value="57000" calcext:value-type="float">
            <text:p>57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3-03-28" calcext:value-type="date">
            <text:p>2013-03-2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ororo</text:p>
          </table:table-cell>
          <table:table-cell office:value-type="float" office:value="66128" calcext:value-type="float">
            <text:p>66128</text:p>
          </table:table-cell>
          <table:table-cell office:value-type="string" calcext:value-type="string">
            <text:p>Helping Hand Secondary School, Toror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4-05-26" calcext:value-type="date">
            <text:p>2014-05-2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60129" calcext:value-type="float">
            <text:p>60129</text:p>
          </table:table-cell>
          <table:table-cell office:value-type="string" calcext:value-type="string">
            <text:p>Hillside Secondary School, Kamuli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4-04-05" calcext:value-type="date">
            <text:p>2014-04-0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inja 2</text:p>
          </table:table-cell>
          <table:table-cell office:value-type="float" office:value="67130" calcext:value-type="float">
            <text:p>67130</text:p>
          </table:table-cell>
          <table:table-cell office:value-type="string" calcext:value-type="string">
            <text:p>Holy Cross Lake View Secondary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487000" calcext:value-type="float">
            <text:p>487000</text:p>
          </table:table-cell>
          <table:table-cell table:style-name="Default"/>
          <table:table-cell office:value-type="float" office:value="650000" calcext:value-type="float">
            <text:p>65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1-05-27" calcext:value-type="date">
            <text:p>2011-05-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roti</text:p>
          </table:table-cell>
          <table:table-cell office:value-type="float" office:value="25131" calcext:value-type="float">
            <text:p>25131</text:p>
          </table:table-cell>
          <table:table-cell office:value-type="string" calcext:value-type="string">
            <text:p>Hometek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60000" calcext:value-type="float">
            <text:p>26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90000" calcext:value-type="float">
            <text:p>9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1-11-26" calcext:value-type="date">
            <text:p>2011-11-2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inja 2</text:p>
          </table:table-cell>
          <table:table-cell office:value-type="float" office:value="22132" calcext:value-type="float">
            <text:p>22132</text:p>
          </table:table-cell>
          <table:table-cell office:value-type="string" calcext:value-type="string">
            <text:p>Honest Hill Secondary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450000" calcext:value-type="float">
            <text:p>450000</text:p>
          </table:table-cell>
          <table:table-cell table:style-name="Default"/>
          <table:table-cell office:value-type="float" office:value="550000" calcext:value-type="float">
            <text:p>55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6-05-08" calcext:value-type="date">
            <text:p>2016-05-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2</text:p>
          </table:table-cell>
          <table:table-cell office:value-type="float" office:value="49133" calcext:value-type="float">
            <text:p>49133</text:p>
          </table:table-cell>
          <table:table-cell office:value-type="string" calcext:value-type="string">
            <text:p>Hope Community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85000" calcext:value-type="float">
            <text:p>485000</text:p>
          </table:table-cell>
          <table:table-cell office:value-type="float" office:value="175000" calcext:value-type="float">
            <text:p>175000</text:p>
          </table:table-cell>
          <table:table-cell office:value-type="float" office:value="485000" calcext:value-type="float">
            <text:p>485000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3-05-15" calcext:value-type="date">
            <text:p>2013-05-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giri-Iganga</text:p>
          </table:table-cell>
          <table:table-cell office:value-type="float" office:value="36134" calcext:value-type="float">
            <text:p>36134</text:p>
          </table:table-cell>
          <table:table-cell office:value-type="string" calcext:value-type="string">
            <text:p>Iganga Parents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4900" calcext:value-type="float">
            <text:p>3549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549000" calcext:value-type="float">
            <text:p>3549000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7-09-12" calcext:value-type="date">
            <text:p>2017-09-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giri-Iganga</text:p>
          </table:table-cell>
          <table:table-cell office:value-type="float" office:value="87135" calcext:value-type="float">
            <text:p>87135</text:p>
          </table:table-cell>
          <table:table-cell office:value-type="string" calcext:value-type="string">
            <text:p>Iganga Progressive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90000" calcext:value-type="float">
            <text:p>390000</text:p>
          </table:table-cell>
          <table:table-cell office:value-type="float" office:value="190000" calcext:value-type="float">
            <text:p>190000</text:p>
          </table:table-cell>
          <table:table-cell office:value-type="float" office:value="390000" calcext:value-type="float">
            <text:p>390000</text:p>
          </table:table-cell>
          <table:table-cell office:value-type="float" office:value="190000" calcext:value-type="float">
            <text:p>19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6-08-11" calcext:value-type="date">
            <text:p>2016-08-1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44136" calcext:value-type="float">
            <text:p>44136</text:p>
          </table:table-cell>
          <table:table-cell office:value-type="string" calcext:value-type="string">
            <text:p>Iki-Iki High Scho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30000" calcext:value-type="float">
            <text:p>30000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09-03-11" calcext:value-type="date">
            <text:p>2009-03-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1</text:p>
          </table:table-cell>
          <table:table-cell office:value-type="float" office:value="11137" calcext:value-type="float">
            <text:p>11137</text:p>
          </table:table-cell>
          <table:table-cell office:value-type="string" calcext:value-type="string">
            <text:p>Iqra Secondary School, Jinj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80000" calcext:value-type="float">
            <text:p>28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120000" calcext:value-type="float">
            <text:p>1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09-02-21" calcext:value-type="date">
            <text:p>2009-02-2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ororo</text:p>
          </table:table-cell>
          <table:table-cell office:value-type="float" office:value="87139" calcext:value-type="float">
            <text:p>87139</text:p>
          </table:table-cell>
          <table:table-cell office:value-type="string" calcext:value-type="string">
            <text:p>James Ochola Memorial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2-03-13" calcext:value-type="date">
            <text:p>2012-03-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1</text:p>
          </table:table-cell>
          <table:table-cell office:value-type="float" office:value="37141" calcext:value-type="float">
            <text:p>37141</text:p>
          </table:table-cell>
          <table:table-cell office:value-type="string" calcext:value-type="string">
            <text:p>Jinja Parents School, Kagom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 office:value-type="float" office:value="83000" calcext:value-type="float">
            <text:p>83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83000" calcext:value-type="float">
            <text:p>83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3-02-20" calcext:value-type="date">
            <text:p>2013-02-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1</text:p>
          </table:table-cell>
          <table:table-cell office:value-type="float" office:value="89142" calcext:value-type="float">
            <text:p>89142</text:p>
          </table:table-cell>
          <table:table-cell office:value-type="string" calcext:value-type="string">
            <text:p>Jinja Progressive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0000" calcext:value-type="float">
            <text:p>380000</text:p>
          </table:table-cell>
          <table:table-cell office:value-type="float" office:value="162500" calcext:value-type="float">
            <text:p>162500</text:p>
          </table:table-cell>
          <table:table-cell office:value-type="float" office:value="427500" calcext:value-type="float">
            <text:p>427500</text:p>
          </table:table-cell>
          <table:table-cell office:value-type="float" office:value="222500" calcext:value-type="float">
            <text:p>22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3-11-09" calcext:value-type="date">
            <text:p>2013-11-0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inja 2</text:p>
          </table:table-cell>
          <table:table-cell office:value-type="float" office:value="74143" calcext:value-type="float">
            <text:p>74143</text:p>
          </table:table-cell>
          <table:table-cell office:value-type="string" calcext:value-type="string">
            <text:p>Joy Dominion Academy, Musit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30000" calcext:value-type="float">
            <text:p>43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6-10-27" calcext:value-type="date">
            <text:p>2016-10-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baga</text:p>
          </table:table-cell>
          <table:table-cell office:value-type="float" office:value="32144" calcext:value-type="float">
            <text:p>32144</text:p>
          </table:table-cell>
          <table:table-cell office:value-type="string" calcext:value-type="string">
            <text:p>Kabowa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80000" calcext:value-type="float">
            <text:p>48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3-10-19" calcext:value-type="date">
            <text:p>2013-10-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aka</text:p>
          </table:table-cell>
          <table:table-cell office:value-type="float" office:value="76145" calcext:value-type="float">
            <text:p>76145</text:p>
          </table:table-cell>
          <table:table-cell office:value-type="string" calcext:value-type="string">
            <text:p>Kabukunge Muslim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3-06-19" calcext:value-type="date">
            <text:p>2013-06-1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inja 2</text:p>
          </table:table-cell>
          <table:table-cell office:value-type="float" office:value="75146" calcext:value-type="float">
            <text:p>75146</text:p>
          </table:table-cell>
          <table:table-cell office:value-type="string" calcext:value-type="string">
            <text:p>Kakira High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6-04-17" calcext:value-type="date">
            <text:p>2016-04-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wero</text:p>
          </table:table-cell>
          <table:table-cell office:value-type="float" office:value="23147" calcext:value-type="float">
            <text:p>23147</text:p>
          </table:table-cell>
          <table:table-cell office:value-type="string" calcext:value-type="string">
            <text:p>Kakoola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50000" calcext:value-type="float">
            <text:p>45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180000" calcext:value-type="float">
            <text:p>1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5-01-05" calcext:value-type="date">
            <text:p>2015-01-0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baga</text:p>
          </table:table-cell>
          <table:table-cell office:value-type="float" office:value="48148" calcext:value-type="float">
            <text:p>48148</text:p>
          </table:table-cell>
          <table:table-cell office:value-type="string" calcext:value-type="string">
            <text:p>Kampala Apostolic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00000" calcext:value-type="float">
            <text:p>200000</text:p>
          </table:table-cell>
          <table:table-cell table:style-name="Default"/>
          <table:table-cell office:value-type="float" office:value="220000" calcext:value-type="float">
            <text:p>2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0-08-15" calcext:value-type="date">
            <text:p>2010-08-1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baga</text:p>
          </table:table-cell>
          <table:table-cell office:value-type="float" office:value="27149" calcext:value-type="float">
            <text:p>27149</text:p>
          </table:table-cell>
          <table:table-cell office:value-type="string" calcext:value-type="string">
            <text:p>Kampala Citizens College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75000" calcext:value-type="float">
            <text:p>175000</text:p>
          </table:table-cell>
          <table:table-cell table:style-name="Default"/>
          <table:table-cell office:value-type="float" office:value="205000" calcext:value-type="float">
            <text:p>20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3-04-08" calcext:value-type="date">
            <text:p>2013-04-0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baga</text:p>
          </table:table-cell>
          <table:table-cell office:value-type="float" office:value="43150" calcext:value-type="float">
            <text:p>43150</text:p>
          </table:table-cell>
          <table:table-cell office:value-type="string" calcext:value-type="string">
            <text:p>Kampala High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6-01-18" calcext:value-type="date">
            <text:p>2016-01-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baga</text:p>
          </table:table-cell>
          <table:table-cell office:value-type="float" office:value="67151" calcext:value-type="float">
            <text:p>67151</text:p>
          </table:table-cell>
          <table:table-cell office:value-type="string" calcext:value-type="string">
            <text:p>Kampala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30000" calcext:value-type="float">
            <text:p>430000</text:p>
          </table:table-cell>
          <table:table-cell office:value-type="float" office:value="190000" calcext:value-type="float">
            <text:p>190000</text:p>
          </table:table-cell>
          <table:table-cell office:value-type="float" office:value="430000" calcext:value-type="float">
            <text:p>430000</text:p>
          </table:table-cell>
          <table:table-cell office:value-type="float" office:value="235000" calcext:value-type="float">
            <text:p>23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6-09-09" calcext:value-type="date">
            <text:p>2016-09-0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oroti</text:p>
          </table:table-cell>
          <table:table-cell office:value-type="float" office:value="80152" calcext:value-type="float">
            <text:p>80152</text:p>
          </table:table-cell>
          <table:table-cell office:value-type="string" calcext:value-type="string">
            <text:p>Kamuda Parents Secondary Schoo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0000" calcext:value-type="float">
            <text:p>30000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4-06-27" calcext:value-type="date">
            <text:p>2014-06-2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55153" calcext:value-type="float">
            <text:p>55153</text:p>
          </table:table-cell>
          <table:table-cell office:value-type="string" calcext:value-type="string">
            <text:p>Kamuli Colleg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5000" calcext:value-type="float">
            <text:p>205000</text:p>
          </table:table-cell>
          <table:table-cell table:style-name="Default"/>
          <table:table-cell office:value-type="float" office:value="357000" calcext:value-type="float">
            <text:p>357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6-12-01" calcext:value-type="date">
            <text:p>2016-12-0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74154" calcext:value-type="float">
            <text:p>74154</text:p>
          </table:table-cell>
          <table:table-cell office:value-type="string" calcext:value-type="string">
            <text:p>Kamuli Girls Colleg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table:style-name="Default"/>
          <table:table-cell office:value-type="float" office:value="475000" calcext:value-type="float">
            <text:p>47500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2-05-19" calcext:value-type="date">
            <text:p>2012-05-1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55155" calcext:value-type="float">
            <text:p>55155</text:p>
          </table:table-cell>
          <table:table-cell office:value-type="string" calcext:value-type="string">
            <text:p>Kamuli Progressive Colleg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50000" calcext:value-type="float">
            <text:p>450000</text:p>
          </table:table-cell>
          <table:table-cell table:style-name="Default"/>
          <table:table-cell office:value-type="float" office:value="450000" calcext:value-type="float">
            <text:p>45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5-09-01" calcext:value-type="date">
            <text:p>2015-09-0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54156" calcext:value-type="float">
            <text:p>54156</text:p>
          </table:table-cell>
          <table:table-cell office:value-type="string" calcext:value-type="string">
            <text:p>Kapchorwa Parents Schoo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250000" calcext:value-type="float">
            <text:p>250000</text:p>
          </table:table-cell>
          <table:table-cell office:value-type="float" office:value="137500" calcext:value-type="float">
            <text:p>137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2-01-05" calcext:value-type="date">
            <text:p>2012-01-0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20157" calcext:value-type="float">
            <text:p>20157</text:p>
          </table:table-cell>
          <table:table-cell office:value-type="string" calcext:value-type="string">
            <text:p>Kasambira High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90000" calcext:value-type="float">
            <text:p>9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7-01-21" calcext:value-type="date">
            <text:p>2017-01-2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ororo</text:p>
          </table:table-cell>
          <table:table-cell office:value-type="float" office:value="31158" calcext:value-type="float">
            <text:p>31158</text:p>
          </table:table-cell>
          <table:table-cell office:value-type="string" calcext:value-type="string">
            <text:p>Katerema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/>
          <table:table-cell office:value-type="float" office:value="40000" calcext:value-type="float">
            <text:p>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7-08-22" calcext:value-type="date">
            <text:p>2017-08-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wero</text:p>
          </table:table-cell>
          <table:table-cell office:value-type="float" office:value="52159" calcext:value-type="float">
            <text:p>52159</text:p>
          </table:table-cell>
          <table:table-cell office:value-type="string" calcext:value-type="string">
            <text:p>Katikamu SDA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50000" calcext:value-type="float">
            <text:p>45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20000" calcext:value-type="float">
            <text:p>1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6-11-01" calcext:value-type="date">
            <text:p>2016-11-0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baga</text:p>
          </table:table-cell>
          <table:table-cell office:value-type="float" office:value="82160" calcext:value-type="float">
            <text:p>82160</text:p>
          </table:table-cell>
          <table:table-cell office:value-type="string" calcext:value-type="string">
            <text:p>Katwe Noor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00000" calcext:value-type="float">
            <text:p>100000</text:p>
          </table:table-cell>
          <table:table-cell table:style-name="Default"/>
          <table:table-cell office:value-type="float" office:value="150000" calcext:value-type="float">
            <text:p>1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0-10-21" calcext:value-type="date">
            <text:p>2010-10-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wempe-Nakawa</text:p>
          </table:table-cell>
          <table:table-cell office:value-type="float" office:value="74161" calcext:value-type="float">
            <text:p>74161</text:p>
          </table:table-cell>
          <table:table-cell office:value-type="string" calcext:value-type="string">
            <text:p>Kawempe Muslim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00000" calcext:value-type="float">
            <text:p>8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500000" calcext:value-type="float">
            <text:p>5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4-07-19" calcext:value-type="date">
            <text:p>2014-07-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wempe-Nakawa</text:p>
          </table:table-cell>
          <table:table-cell office:value-type="float" office:value="20162" calcext:value-type="float">
            <text:p>20162</text:p>
          </table:table-cell>
          <table:table-cell office:value-type="string" calcext:value-type="string">
            <text:p>Kawempe Royal Colleg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50000" calcext:value-type="float">
            <text:p>4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09-03-23" calcext:value-type="date">
            <text:p>2009-03-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baga</text:p>
          </table:table-cell>
          <table:table-cell office:value-type="float" office:value="65163" calcext:value-type="float">
            <text:p>65163</text:p>
          </table:table-cell>
          <table:table-cell office:value-type="string" calcext:value-type="string">
            <text:p>Kibuli Secondary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795000" calcext:value-type="float">
            <text:p>795000</text:p>
          </table:table-cell>
          <table:table-cell table:style-name="Default"/>
          <table:table-cell office:value-type="float" office:value="1040000" calcext:value-type="float">
            <text:p>104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2-05-25" calcext:value-type="date">
            <text:p>2012-05-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giri-Iganga</text:p>
          </table:table-cell>
          <table:table-cell office:value-type="float" office:value="19164" calcext:value-type="float">
            <text:p>19164</text:p>
          </table:table-cell>
          <table:table-cell office:value-type="string" calcext:value-type="string">
            <text:p>Kigulu Colleg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85000" calcext:value-type="float">
            <text:p>8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1-12-16" calcext:value-type="date">
            <text:p>2011-12-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inja 1</text:p>
          </table:table-cell>
          <table:table-cell office:value-type="float" office:value="12166" calcext:value-type="float">
            <text:p>12166</text:p>
          </table:table-cell>
          <table:table-cell office:value-type="string" calcext:value-type="string">
            <text:p>Kiira College, Butiki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718500" calcext:value-type="float">
            <text:p>718500</text:p>
          </table:table-cell>
          <table:table-cell table:style-name="Default"/>
          <table:table-cell office:value-type="float" office:value="718500" calcext:value-type="float">
            <text:p>718500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09-11-23" calcext:value-type="date">
            <text:p>2009-11-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aka</text:p>
          </table:table-cell>
          <table:table-cell office:value-type="float" office:value="24168" calcext:value-type="float">
            <text:p>24168</text:p>
          </table:table-cell>
          <table:table-cell office:value-type="string" calcext:value-type="string">
            <text:p>Kijjabwemi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000" calcext:value-type="float">
            <text:p>3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70000" calcext:value-type="float">
            <text:p>370000</text:p>
          </table:table-cell>
          <table:table-cell office:value-type="float" office:value="130000" calcext:value-type="float">
            <text:p>13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4-06-12" calcext:value-type="date">
            <text:p>2014-06-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wempe-Nakawa</text:p>
          </table:table-cell>
          <table:table-cell office:value-type="float" office:value="17169" calcext:value-type="float">
            <text:p>17169</text:p>
          </table:table-cell>
          <table:table-cell office:value-type="string" calcext:value-type="string">
            <text:p>Kingstone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00000" calcext:value-type="float">
            <text:p>4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230000" calcext:value-type="float">
            <text:p>23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09-10-15" calcext:value-type="date">
            <text:p>2009-10-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giri-Iganga</text:p>
          </table:table-cell>
          <table:table-cell office:value-type="float" office:value="56171" calcext:value-type="float">
            <text:p>56171</text:p>
          </table:table-cell>
          <table:table-cell office:value-type="string" calcext:value-type="string">
            <text:p>Kiribaki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000" calcext:value-type="float">
            <text:p>3500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370000" calcext:value-type="float">
            <text:p>370000</text:p>
          </table:table-cell>
          <table:table-cell office:value-type="float" office:value="160000" calcext:value-type="float">
            <text:p>1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09-04-16" calcext:value-type="date">
            <text:p>2009-04-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kono</text:p>
          </table:table-cell>
          <table:table-cell office:value-type="float" office:value="60173" calcext:value-type="float">
            <text:p>60173</text:p>
          </table:table-cell>
          <table:table-cell office:value-type="string" calcext:value-type="string">
            <text:p>Kisowera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000" calcext:value-type="float">
            <text:p>35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5-05-04" calcext:value-type="date">
            <text:p>2015-05-0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11174" calcext:value-type="float">
            <text:p>11174</text:p>
          </table:table-cell>
          <table:table-cell office:value-type="string" calcext:value-type="string">
            <text:p>Kisozi Progressive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75000" calcext:value-type="float">
            <text:p>7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3-01-18" calcext:value-type="date">
            <text:p>2013-01-1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wempe-Nakawa</text:p>
          </table:table-cell>
          <table:table-cell office:value-type="float" office:value="55177" calcext:value-type="float">
            <text:p>55177</text:p>
          </table:table-cell>
          <table:table-cell office:value-type="string" calcext:value-type="string">
            <text:p>Kololo High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2-09-02" calcext:value-type="date">
            <text:p>2012-09-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giri-Iganga</text:p>
          </table:table-cell>
          <table:table-cell office:value-type="float" office:value="87178" calcext:value-type="float">
            <text:p>87178</text:p>
          </table:table-cell>
          <table:table-cell office:value-type="string" calcext:value-type="string">
            <text:p>Kubusa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0000" calcext:value-type="float">
            <text:p>23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120000" calcext:value-type="float">
            <text:p>1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7-02-10" calcext:value-type="date">
            <text:p>2017-02-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wempe-Nakawa</text:p>
          </table:table-cell>
          <table:table-cell office:value-type="float" office:value="48180" calcext:value-type="float">
            <text:p>48180</text:p>
          </table:table-cell>
          <table:table-cell office:value-type="string" calcext:value-type="string">
            <text:p>Kyadondo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75000" calcext:value-type="float">
            <text:p>575000</text:p>
          </table:table-cell>
          <table:table-cell office:value-type="float" office:value="335000" calcext:value-type="float">
            <text:p>3350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335000" calcext:value-type="float">
            <text:p>33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09-05-26" calcext:value-type="date">
            <text:p>2009-05-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aka</text:p>
          </table:table-cell>
          <table:table-cell office:value-type="float" office:value="58181" calcext:value-type="float">
            <text:p>58181</text:p>
          </table:table-cell>
          <table:table-cell office:value-type="string" calcext:value-type="string">
            <text:p>Lakeside Secondary School, Gayaz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75000" calcext:value-type="float">
            <text:p>7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09-12-05" calcext:value-type="date">
            <text:p>2009-12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1</text:p>
          </table:table-cell>
          <table:table-cell office:value-type="float" office:value="29182" calcext:value-type="float">
            <text:p>29182</text:p>
          </table:table-cell>
          <table:table-cell office:value-type="string" calcext:value-type="string">
            <text:p>Liahona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09-11-13" calcext:value-type="date">
            <text:p>2009-11-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aka</text:p>
          </table:table-cell>
          <table:table-cell office:value-type="float" office:value="33183" calcext:value-type="float">
            <text:p>33183</text:p>
          </table:table-cell>
          <table:table-cell office:value-type="string" calcext:value-type="string">
            <text:p>Light Secondary School, Kitom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80000" calcext:value-type="float">
            <text:p>280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5000" calcext:value-type="float">
            <text:p>10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3-08-07" calcext:value-type="date">
            <text:p>2013-08-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roti</text:p>
          </table:table-cell>
          <table:table-cell office:value-type="float" office:value="43184" calcext:value-type="float">
            <text:p>43184</text:p>
          </table:table-cell>
          <table:table-cell office:value-type="string" calcext:value-type="string">
            <text:p>Light Secondary School, Sorot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0000" calcext:value-type="float">
            <text:p>23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4-06-17" calcext:value-type="date">
            <text:p>2014-06-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baga</text:p>
          </table:table-cell>
          <table:table-cell office:value-type="float" office:value="97185" calcext:value-type="float">
            <text:p>97185</text:p>
          </table:table-cell>
          <table:table-cell office:value-type="string" calcext:value-type="string">
            <text:p>London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170000" calcext:value-type="float">
            <text:p>17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1-08-14" calcext:value-type="date">
            <text:p>2011-08-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1</text:p>
          </table:table-cell>
          <table:table-cell office:value-type="float" office:value="82186" calcext:value-type="float">
            <text:p>82186</text:p>
          </table:table-cell>
          <table:table-cell office:value-type="string" calcext:value-type="string">
            <text:p>Lords Meade Vocational Colleg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17000" calcext:value-type="float">
            <text:p>517000</text:p>
          </table:table-cell>
          <table:table-cell office:value-type="float" office:value="317000" calcext:value-type="float">
            <text:p>317000</text:p>
          </table:table-cell>
          <table:table-cell office:value-type="float" office:value="526000" calcext:value-type="float">
            <text:p>526000</text:p>
          </table:table-cell>
          <table:table-cell office:value-type="float" office:value="326000" calcext:value-type="float">
            <text:p>326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0-03-07" calcext:value-type="date">
            <text:p>2010-03-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gazi</text:p>
          </table:table-cell>
          <table:table-cell office:value-type="float" office:value="34187" calcext:value-type="float">
            <text:p>34187</text:p>
          </table:table-cell>
          <table:table-cell office:value-type="string" calcext:value-type="string">
            <text:p>Lugazi Mixed School, Naaly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80000" calcext:value-type="float">
            <text:p>68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720000" calcext:value-type="float">
            <text:p>720000</text:p>
          </table:table-cell>
          <table:table-cell office:value-type="float" office:value="300000" calcext:value-type="float">
            <text:p>3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5-05-16" calcext:value-type="date">
            <text:p>2015-05-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kono</text:p>
          </table:table-cell>
          <table:table-cell office:value-type="float" office:value="62188" calcext:value-type="float">
            <text:p>62188</text:p>
          </table:table-cell>
          <table:table-cell office:value-type="string" calcext:value-type="string">
            <text:p>Lutengo United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30000" calcext:value-type="float">
            <text:p>33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5-11-07" calcext:value-type="date">
            <text:p>2015-11-0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13190" calcext:value-type="float">
            <text:p>13190</text:p>
          </table:table-cell>
          <table:table-cell office:value-type="string" calcext:value-type="string">
            <text:p>Luzinga Secondary Schoo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202500" calcext:value-type="float">
            <text:p>2025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2-12-27" calcext:value-type="date">
            <text:p>2012-12-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1</text:p>
          </table:table-cell>
          <table:table-cell office:value-type="float" office:value="31191" calcext:value-type="float">
            <text:p>31191</text:p>
          </table:table-cell>
          <table:table-cell office:value-type="string" calcext:value-type="string">
            <text:p>Lwanda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140000" calcext:value-type="float">
            <text:p>1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5-02-20" calcext:value-type="date">
            <text:p>2015-02-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ugazi</text:p>
          </table:table-cell>
          <table:table-cell office:value-type="float" office:value="62192" calcext:value-type="float">
            <text:p>62192</text:p>
          </table:table-cell>
          <table:table-cell office:value-type="string" calcext:value-type="string">
            <text:p>Lweru Senior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5000" calcext:value-type="float">
            <text:p>35000</text:p>
          </table:table-cell>
          <table:table-cell table:style-name="Default"/>
          <table:table-cell office:value-type="float" office:value="35000" calcext:value-type="float">
            <text:p>3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0-08-22" calcext:value-type="date">
            <text:p>2010-08-2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kindye</text:p>
          </table:table-cell>
          <table:table-cell office:value-type="float" office:value="83193" calcext:value-type="float">
            <text:p>83193</text:p>
          </table:table-cell>
          <table:table-cell office:value-type="string" calcext:value-type="string">
            <text:p>Apas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50000" calcext:value-type="float">
            <text:p>250000</text:p>
          </table:table-cell>
          <table:table-cell table:style-name="Default"/>
          <table:table-cell office:value-type="float" office:value="250000" calcext:value-type="float">
            <text:p>2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3-03-10" calcext:value-type="date">
            <text:p>2013-03-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49194" calcext:value-type="float">
            <text:p>49194</text:p>
          </table:table-cell>
          <table:table-cell office:value-type="string" calcext:value-type="string">
            <text:p>Magogo Secondary Scho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210000" calcext:value-type="float">
            <text:p>210000</text:p>
          </table:table-cell>
          <table:table-cell office:value-type="float" office:value="50000" calcext:value-type="float">
            <text:p>50000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0-09-04" calcext:value-type="date">
            <text:p>2010-09-0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82197" calcext:value-type="float">
            <text:p>82197</text:p>
          </table:table-cell>
          <table:table-cell office:value-type="string" calcext:value-type="string">
            <text:p>Maluku Secondary Schoo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320000" calcext:value-type="float">
            <text:p>320000</text:p>
          </table:table-cell>
          <table:table-cell office:value-type="float" office:value="51000" calcext:value-type="float">
            <text:p>5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5-10-09" calcext:value-type="date">
            <text:p>2015-10-0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41200" calcext:value-type="float">
            <text:p>41200</text:p>
          </table:table-cell>
          <table:table-cell office:value-type="string" calcext:value-type="string">
            <text:p>Manafwa High Schoo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370000" calcext:value-type="float">
            <text:p>370000</text:p>
          </table:table-cell>
          <table:table-cell office:value-type="float" office:value="170000" calcext:value-type="float">
            <text:p>17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09-06-12" calcext:value-type="date">
            <text:p>2009-06-1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ororo</text:p>
          </table:table-cell>
          <table:table-cell office:value-type="float" office:value="92201" calcext:value-type="float">
            <text:p>92201</text:p>
          </table:table-cell>
          <table:table-cell office:value-type="string" calcext:value-type="string">
            <text:p>Manjasi High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468650" calcext:value-type="float">
            <text:p>468650</text:p>
          </table:table-cell>
          <table:table-cell table:style-name="Default"/>
          <table:table-cell office:value-type="float" office:value="503650" calcext:value-type="float">
            <text:p>50365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0-10-10" calcext:value-type="date">
            <text:p>2010-10-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saka</text:p>
          </table:table-cell>
          <table:table-cell office:value-type="float" office:value="18202" calcext:value-type="float">
            <text:p>18202</text:p>
          </table:table-cell>
          <table:table-cell office:value-type="string" calcext:value-type="string">
            <text:p>Mapeera Secondary Scho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179000" calcext:value-type="float">
            <text:p>179000</text:p>
          </table:table-cell>
          <table:table-cell office:value-type="float" office:value="59000" calcext:value-type="float">
            <text:p>59000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2-03-14" calcext:value-type="date">
            <text:p>2012-03-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gazi</text:p>
          </table:table-cell>
          <table:table-cell office:value-type="float" office:value="12203" calcext:value-type="float">
            <text:p>12203</text:p>
          </table:table-cell>
          <table:table-cell office:value-type="string" calcext:value-type="string">
            <text:p>Marta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0-02-16" calcext:value-type="date">
            <text:p>2010-02-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inja 2</text:p>
          </table:table-cell>
          <table:table-cell office:value-type="float" office:value="46207" calcext:value-type="float">
            <text:p>46207</text:p>
          </table:table-cell>
          <table:table-cell office:value-type="string" calcext:value-type="string">
            <text:p>Masese Girls Boarding Secondary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260000" calcext:value-type="float">
            <text:p>260000</text:p>
          </table:table-cell>
          <table:table-cell table:style-name="Default"/>
          <table:table-cell office:value-type="float" office:value="550000" calcext:value-type="float">
            <text:p>55000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5-10-04" calcext:value-type="date">
            <text:p>2015-10-0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10208" calcext:value-type="float">
            <text:p>10208</text:p>
          </table:table-cell>
          <table:table-cell office:value-type="string" calcext:value-type="string">
            <text:p>Matuumu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10000" calcext:value-type="float">
            <text:p>310000</text:p>
          </table:table-cell>
          <table:table-cell table:style-name="Default"/>
          <table:table-cell office:value-type="float" office:value="457000" calcext:value-type="float">
            <text:p>457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0-06-28" calcext:value-type="date">
            <text:p>2010-06-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wero</text:p>
          </table:table-cell>
          <table:table-cell office:value-type="float" office:value="40209" calcext:value-type="float">
            <text:p>40209</text:p>
          </table:table-cell>
          <table:table-cell office:value-type="string" calcext:value-type="string">
            <text:p>Mazzoldi College, Nakasek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30000" calcext:value-type="float">
            <text:p>3300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190000" calcext:value-type="float">
            <text:p>19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6-09-01" calcext:value-type="date">
            <text:p>2016-09-0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61210" calcext:value-type="float">
            <text:p>61210</text:p>
          </table:table-cell>
          <table:table-cell office:value-type="string" calcext:value-type="string">
            <text:p>Mbale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200000" calcext:value-type="float">
            <text:p>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5-11-15" calcext:value-type="date">
            <text:p>2015-11-1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wempe-Nakawa</text:p>
          </table:table-cell>
          <table:table-cell office:value-type="float" office:value="86211" calcext:value-type="float">
            <text:p>86211</text:p>
          </table:table-cell>
          <table:table-cell office:value-type="string" calcext:value-type="string">
            <text:p>Mbogo High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620000" calcext:value-type="float">
            <text:p>620000</text:p>
          </table:table-cell>
          <table:table-cell table:style-name="Default"/>
          <table:table-cell office:value-type="float" office:value="620000" calcext:value-type="float">
            <text:p>62000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6-07-06" calcext:value-type="date">
            <text:p>2016-07-0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wempe-Nakawa</text:p>
          </table:table-cell>
          <table:table-cell office:value-type="float" office:value="51212" calcext:value-type="float">
            <text:p>51212</text:p>
          </table:table-cell>
          <table:table-cell office:value-type="string" calcext:value-type="string">
            <text:p>Mbogo Mixed Senior Secondary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550000" calcext:value-type="float">
            <text:p>550000</text:p>
          </table:table-cell>
          <table:table-cell table:style-name="Default"/>
          <table:table-cell office:value-type="float" office:value="550000" calcext:value-type="float">
            <text:p>55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7-04-17" calcext:value-type="date">
            <text:p>2017-04-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roro</text:p>
          </table:table-cell>
          <table:table-cell office:value-type="float" office:value="42215" calcext:value-type="float">
            <text:p>42215</text:p>
          </table:table-cell>
          <table:table-cell office:value-type="string" calcext:value-type="string">
            <text:p>Millenium Universal Colleg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0000" calcext:value-type="float">
            <text:p>150000</text:p>
          </table:table-cell>
          <table:table-cell office:value-type="float" office:value="88000" calcext:value-type="float">
            <text:p>88000</text:p>
          </table:table-cell>
          <table:table-cell office:value-type="float" office:value="15000" calcext:value-type="float">
            <text:p>15000</text:p>
          </table:table-cell>
          <table:table-cell office:value-type="float" office:value="88000" calcext:value-type="float">
            <text:p>8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0-06-19" calcext:value-type="date">
            <text:p>2010-06-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kindye</text:p>
          </table:table-cell>
          <table:table-cell office:value-type="float" office:value="80216" calcext:value-type="float">
            <text:p>80216</text:p>
          </table:table-cell>
          <table:table-cell office:value-type="string" calcext:value-type="string">
            <text:p>Mirembe Islamic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80000" calcext:value-type="float">
            <text:p>2800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90000" calcext:value-type="float">
            <text:p>19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4-01-07" calcext:value-type="date">
            <text:p>2014-01-0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kono</text:p>
          </table:table-cell>
          <table:table-cell office:value-type="float" office:value="83219" calcext:value-type="float">
            <text:p>83219</text:p>
          </table:table-cell>
          <table:table-cell office:value-type="string" calcext:value-type="string">
            <text:p>Mukono High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75000" calcext:value-type="float">
            <text:p>75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0-02-28" calcext:value-type="date">
            <text:p>2010-02-2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kono</text:p>
          </table:table-cell>
          <table:table-cell office:value-type="float" office:value="25220" calcext:value-type="float">
            <text:p>25220</text:p>
          </table:table-cell>
          <table:table-cell office:value-type="string" calcext:value-type="string">
            <text:p>Mukono Kings High Schoo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400000" calcext:value-type="float">
            <text:p>400000</text:p>
          </table:table-cell>
          <table:table-cell office:value-type="float" office:value="170000" calcext:value-type="float">
            <text:p>17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6-04-23" calcext:value-type="date">
            <text:p>2016-04-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kono</text:p>
          </table:table-cell>
          <table:table-cell office:value-type="float" office:value="63221" calcext:value-type="float">
            <text:p>63221</text:p>
          </table:table-cell>
          <table:table-cell office:value-type="string" calcext:value-type="string">
            <text:p>Mukono Parents High Schoo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500000" calcext:value-type="float">
            <text:p>500000</text:p>
          </table:table-cell>
          <table:table-cell office:value-type="float" office:value="300000" calcext:value-type="float">
            <text:p>3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09-09-24" calcext:value-type="date">
            <text:p>2009-09-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kono</text:p>
          </table:table-cell>
          <table:table-cell office:value-type="float" office:value="85222" calcext:value-type="float">
            <text:p>85222</text:p>
          </table:table-cell>
          <table:table-cell office:value-type="string" calcext:value-type="string">
            <text:p>Mukono Senior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6-03-10" calcext:value-type="date">
            <text:p>2016-03-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inja 2</text:p>
          </table:table-cell>
          <table:table-cell office:value-type="float" office:value="36223" calcext:value-type="float">
            <text:p>36223</text:p>
          </table:table-cell>
          <table:table-cell office:value-type="string" calcext:value-type="string">
            <text:p>Muljibhai Madhvani College, Wairak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40000" calcext:value-type="float">
            <text:p>640000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5-08-20" calcext:value-type="date">
            <text:p>2015-08-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uwero</text:p>
          </table:table-cell>
          <table:table-cell office:value-type="float" office:value="57224" calcext:value-type="float">
            <text:p>57224</text:p>
          </table:table-cell>
          <table:table-cell office:value-type="string" calcext:value-type="string">
            <text:p>Mulusa Academy, Wobulenz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00000" calcext:value-type="float">
            <text:p>6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70000" calcext:value-type="float">
            <text:p>27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Default"/>
          <table:table-cell office:value-type="string" calcext:value-type="string">
            <text:p>Urban</text:p>
          </table:table-cell>
          <table:table-cell table:style-name="ce6" office:value-type="date" office:date-value="2012-11-05" calcext:value-type="date">
            <text:p>2012-11-0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79225" calcext:value-type="float">
            <text:p>79225</text:p>
          </table:table-cell>
          <table:table-cell office:value-type="string" calcext:value-type="string">
            <text:p>Musese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3-10-13" calcext:value-type="date">
            <text:p>2013-10-1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ugiri-Iganga</text:p>
          </table:table-cell>
          <table:table-cell office:value-type="float" office:value="33227" calcext:value-type="float">
            <text:p>33227</text:p>
          </table:table-cell>
          <table:table-cell office:value-type="string" calcext:value-type="string">
            <text:p>Muterere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1000" calcext:value-type="float">
            <text:p>41000</text:p>
          </table:table-cell>
          <table:table-cell table:style-name="Default"/>
          <table:table-cell office:value-type="float" office:value="80000" calcext:value-type="float">
            <text:p>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5-05-14" calcext:value-type="date">
            <text:p>2015-05-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giri-Iganga</text:p>
          </table:table-cell>
          <table:table-cell office:value-type="float" office:value="39228" calcext:value-type="float">
            <text:p>39228</text:p>
          </table:table-cell>
          <table:table-cell office:value-type="string" calcext:value-type="string">
            <text:p>Nakalama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70000" calcext:value-type="float">
            <text:p>7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7-09-28" calcext:value-type="date">
            <text:p>2017-09-2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54229" calcext:value-type="float">
            <text:p>54229</text:p>
          </table:table-cell>
          <table:table-cell office:value-type="string" calcext:value-type="string">
            <text:p>Nakaloke Islamic Secondary Schoo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300000" calcext:value-type="float">
            <text:p>30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7-06-23" calcext:value-type="date">
            <text:p>2017-06-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73230" calcext:value-type="float">
            <text:p>73230</text:p>
          </table:table-cell>
          <table:table-cell office:value-type="string" calcext:value-type="string">
            <text:p>Nakaloke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5-12-17" calcext:value-type="date">
            <text:p>2015-12-1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inja 2</text:p>
          </table:table-cell>
          <table:table-cell office:value-type="float" office:value="95231" calcext:value-type="float">
            <text:p>95231</text:p>
          </table:table-cell>
          <table:table-cell office:value-type="string" calcext:value-type="string">
            <text:p>Nakanyonyi Girls Secondary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600000" calcext:value-type="float">
            <text:p>600000</text:p>
          </table:table-cell>
          <table:table-cell table:style-name="Default"/>
          <table:table-cell office:value-type="float" office:value="687000" calcext:value-type="float">
            <text:p>68700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4-11-15" calcext:value-type="date">
            <text:p>2014-11-1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ugiri-Iganga</text:p>
          </table:table-cell>
          <table:table-cell office:value-type="float" office:value="86232" calcext:value-type="float">
            <text:p>86232</text:p>
          </table:table-cell>
          <table:table-cell office:value-type="string" calcext:value-type="string">
            <text:p>Nakigo Secondary Schoo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270000" calcext:value-type="float">
            <text:p>270000</text:p>
          </table:table-cell>
          <table:table-cell office:value-type="float" office:value="120000" calcext:value-type="float">
            <text:p>1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7-09-10" calcext:value-type="date">
            <text:p>2017-09-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45233" calcext:value-type="float">
            <text:p>45233</text:p>
          </table:table-cell>
          <table:table-cell office:value-type="string" calcext:value-type="string">
            <text:p>Namasagali Colleg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0000" calcext:value-type="float">
            <text:p>150000</text:p>
          </table:table-cell>
          <table:table-cell table:style-name="Default"/>
          <table:table-cell office:value-type="float" office:value="250000" calcext:value-type="float">
            <text:p>25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3-02-28" calcext:value-type="date">
            <text:p>2013-02-2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inja 2</text:p>
          </table:table-cell>
          <table:table-cell office:value-type="float" office:value="34235" calcext:value-type="float">
            <text:p>34235</text:p>
          </table:table-cell>
          <table:table-cell office:value-type="string" calcext:value-type="string">
            <text:p>Namwezi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5-03-07" calcext:value-type="date">
            <text:p>2015-03-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kindye</text:p>
          </table:table-cell>
          <table:table-cell office:value-type="float" office:value="47236" calcext:value-type="float">
            <text:p>47236</text:p>
          </table:table-cell>
          <table:table-cell office:value-type="string" calcext:value-type="string">
            <text:p>Nateete Muslim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50000" calcext:value-type="float">
            <text:p>450000</text:p>
          </table:table-cell>
          <table:table-cell office:value-type="float" office:value="190000" calcext:value-type="float">
            <text:p>19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7-03-16" calcext:value-type="date">
            <text:p>2017-03-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84237" calcext:value-type="float">
            <text:p>84237</text:p>
          </table:table-cell>
          <table:table-cell office:value-type="string" calcext:value-type="string">
            <text:p>Nawanyago Colleg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80000" calcext:value-type="float">
            <text:p>180000</text:p>
          </table:table-cell>
          <table:table-cell table:style-name="Default"/>
          <table:table-cell office:value-type="float" office:value="270000" calcext:value-type="float">
            <text:p>270000</text:p>
          </table:table-cell>
          <table:table-cell office:value-type="float" office:value="110500" calcext:value-type="float">
            <text:p>110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4-11-13" calcext:value-type="date">
            <text:p>2014-11-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aka</text:p>
          </table:table-cell>
          <table:table-cell office:value-type="float" office:value="55239" calcext:value-type="float">
            <text:p>55239</text:p>
          </table:table-cell>
          <table:table-cell office:value-type="string" calcext:value-type="string">
            <text:p>Notre Dame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5000" calcext:value-type="float">
            <text:p>355000</text:p>
          </table:table-cell>
          <table:table-cell office:value-type="float" office:value="125500" calcext:value-type="float">
            <text:p>125500</text:p>
          </table:table-cell>
          <table:table-cell office:value-type="float" office:value="355000" calcext:value-type="float">
            <text:p>355000</text:p>
          </table:table-cell>
          <table:table-cell office:value-type="float" office:value="125500" calcext:value-type="float">
            <text:p>125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7-03-14" calcext:value-type="date">
            <text:p>2017-03-1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saka</text:p>
          </table:table-cell>
          <table:table-cell office:value-type="float" office:value="68242" calcext:value-type="float">
            <text:p>68242</text:p>
          </table:table-cell>
          <table:table-cell office:value-type="string" calcext:value-type="string">
            <text:p>Numasa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7000" calcext:value-type="float">
            <text:p>47000</text:p>
          </table:table-cell>
          <table:table-cell table:style-name="Default"/>
          <table:table-cell office:value-type="float" office:value="77000" calcext:value-type="float">
            <text:p>77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2-02-02" calcext:value-type="date">
            <text:p>2012-02-0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12244" calcext:value-type="float">
            <text:p>12244</text:p>
          </table:table-cell>
          <table:table-cell office:value-type="string" calcext:value-type="string">
            <text:p>Nyondo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95000" calcext:value-type="float">
            <text:p>9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7-09-27" calcext:value-type="date">
            <text:p>2017-09-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1</text:p>
          </table:table-cell>
          <table:table-cell office:value-type="float" office:value="34245" calcext:value-type="float">
            <text:p>34245</text:p>
          </table:table-cell>
          <table:table-cell office:value-type="string" calcext:value-type="string">
            <text:p>Okasha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70000" calcext:value-type="float">
            <text:p>3700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370000" calcext:value-type="float">
            <text:p>370000</text:p>
          </table:table-cell>
          <table:table-cell office:value-type="float" office:value="170000" calcext:value-type="float">
            <text:p>17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7-04-08" calcext:value-type="date">
            <text:p>2017-04-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roti</text:p>
          </table:table-cell>
          <table:table-cell office:value-type="float" office:value="92246" calcext:value-type="float">
            <text:p>92246</text:p>
          </table:table-cell>
          <table:table-cell office:value-type="string" calcext:value-type="string">
            <text:p>Olila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0000" calcext:value-type="float">
            <text:p>210000</text:p>
          </table:table-cell>
          <table:table-cell office:value-type="float" office:value="50200" calcext:value-type="float">
            <text:p>502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78000" calcext:value-type="float">
            <text:p>7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6-02-14" calcext:value-type="date">
            <text:p>2016-02-1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ugazi</text:p>
          </table:table-cell>
          <table:table-cell office:value-type="float" office:value="71248" calcext:value-type="float">
            <text:p>71248</text:p>
          </table:table-cell>
          <table:table-cell office:value-type="string" calcext:value-type="string">
            <text:p>Our Lady of Africa Secondary School, Mukono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700000" calcext:value-type="float">
            <text:p>700000</text:p>
          </table:table-cell>
          <table:table-cell table:style-name="Default"/>
          <table:table-cell office:value-type="float" office:value="700000" calcext:value-type="float">
            <text:p>70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1-04-02" calcext:value-type="date">
            <text:p>2011-04-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baga</text:p>
          </table:table-cell>
          <table:table-cell office:value-type="float" office:value="96249" calcext:value-type="float">
            <text:p>96249</text:p>
          </table:table-cell>
          <table:table-cell office:value-type="string" calcext:value-type="string">
            <text:p>Pearl High School, Makindy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15000" calcext:value-type="float">
            <text:p>4150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225000" calcext:value-type="float">
            <text:p>22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4-12-26" calcext:value-type="date">
            <text:p>2014-12-2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inja 2</text:p>
          </table:table-cell>
          <table:table-cell office:value-type="float" office:value="61252" calcext:value-type="float">
            <text:p>61252</text:p>
          </table:table-cell>
          <table:table-cell office:value-type="string" calcext:value-type="string">
            <text:p>Rena College, Mayug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480000" calcext:value-type="float">
            <text:p>480000</text:p>
          </table:table-cell>
          <table:table-cell table:style-name="Default"/>
          <table:table-cell office:value-type="float" office:value="650000" calcext:value-type="float">
            <text:p>65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09-11-23" calcext:value-type="date">
            <text:p>2009-11-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gazi</text:p>
          </table:table-cell>
          <table:table-cell office:value-type="float" office:value="10254" calcext:value-type="float">
            <text:p>10254</text:p>
          </table:table-cell>
          <table:table-cell office:value-type="string" calcext:value-type="string">
            <text:p>Risah Standard Academy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85000" calcext:value-type="float">
            <text:p>485000</text:p>
          </table:table-cell>
          <table:table-cell office:value-type="float" office:value="190000" calcext:value-type="float">
            <text:p>190000</text:p>
          </table:table-cell>
          <table:table-cell office:value-type="float" office:value="485000" calcext:value-type="float">
            <text:p>485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3-11-23" calcext:value-type="date">
            <text:p>2013-11-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ororo</text:p>
          </table:table-cell>
          <table:table-cell office:value-type="float" office:value="69255" calcext:value-type="float">
            <text:p>69255</text:p>
          </table:table-cell>
          <table:table-cell office:value-type="string" calcext:value-type="string">
            <text:p>Rock High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62500" calcext:value-type="float">
            <text:p>162500</text:p>
          </table:table-cell>
          <table:table-cell table:style-name="Default"/>
          <table:table-cell office:value-type="float" office:value="224500" calcext:value-type="float">
            <text:p>224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7-09-17" calcext:value-type="date">
            <text:p>2017-09-1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90256" calcext:value-type="float">
            <text:p>90256</text:p>
          </table:table-cell>
          <table:table-cell office:value-type="string" calcext:value-type="string">
            <text:p>Royal College, Kamuli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0-03-24" calcext:value-type="date">
            <text:p>2010-03-2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ororo</text:p>
          </table:table-cell>
          <table:table-cell office:value-type="float" office:value="78259" calcext:value-type="float">
            <text:p>78259</text:p>
          </table:table-cell>
          <table:table-cell office:value-type="string" calcext:value-type="string">
            <text:p>Rubongi Army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0000" calcext:value-type="float">
            <text:p>30000</text:p>
          </table:table-cell>
          <table:table-cell table:style-name="Default"/>
          <table:table-cell office:value-type="float" office:value="30000" calcext:value-type="float">
            <text:p>3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2-06-17" calcext:value-type="date">
            <text:p>2012-06-1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ororo</text:p>
          </table:table-cell>
          <table:table-cell office:value-type="float" office:value="19260" calcext:value-type="float">
            <text:p>19260</text:p>
          </table:table-cell>
          <table:table-cell office:value-type="string" calcext:value-type="string">
            <text:p>Rubongi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5-07-01" calcext:value-type="date">
            <text:p>2015-07-0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kono</text:p>
          </table:table-cell>
          <table:table-cell office:value-type="float" office:value="64261" calcext:value-type="float">
            <text:p>64261</text:p>
          </table:table-cell>
          <table:table-cell office:value-type="string" calcext:value-type="string">
            <text:p>Seeta Colle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60000" calcext:value-type="float">
            <text:p>6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09-06-10" calcext:value-type="date">
            <text:p>2009-06-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gazi</text:p>
          </table:table-cell>
          <table:table-cell office:value-type="float" office:value="41262" calcext:value-type="float">
            <text:p>41262</text:p>
          </table:table-cell>
          <table:table-cell office:value-type="string" calcext:value-type="string">
            <text:p>Seeta Senior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320000" calcext:value-type="float">
            <text:p>3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4-07-05" calcext:value-type="date">
            <text:p>2014-07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roti</text:p>
          </table:table-cell>
          <table:table-cell office:value-type="float" office:value="83264" calcext:value-type="float">
            <text:p>83264</text:p>
          </table:table-cell>
          <table:table-cell office:value-type="string" calcext:value-type="string">
            <text:p>Soroti Community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335000" calcext:value-type="float">
            <text:p>335000</text:p>
          </table:table-cell>
          <table:table-cell office:value-type="float" office:value="135000" calcext:value-type="float">
            <text:p>13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6-04-28" calcext:value-type="date">
            <text:p>2016-04-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wero</text:p>
          </table:table-cell>
          <table:table-cell office:value-type="float" office:value="48266" calcext:value-type="float">
            <text:p>48266</text:p>
          </table:table-cell>
          <table:table-cell office:value-type="string" calcext:value-type="string">
            <text:p>St. Andrew Kaggwa Secondary School, Kasaal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000" calcext:value-type="float">
            <text:p>7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6-11-16" calcext:value-type="date">
            <text:p>2016-11-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94267" calcext:value-type="float">
            <text:p>94267</text:p>
          </table:table-cell>
          <table:table-cell office:value-type="string" calcext:value-type="string">
            <text:p>St. Andrew's Secondary School, Naminag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0" calcext:value-type="float">
            <text:p>50000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6-10-04" calcext:value-type="date">
            <text:p>2016-10-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aka</text:p>
          </table:table-cell>
          <table:table-cell office:value-type="float" office:value="42268" calcext:value-type="float">
            <text:p>42268</text:p>
          </table:table-cell>
          <table:table-cell office:value-type="string" calcext:value-type="string">
            <text:p>St. Anthony Secondary School, Kayung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000" calcext:value-type="float">
            <text:p>350000</text:p>
          </table:table-cell>
          <table:table-cell office:value-type="float" office:value="720000" calcext:value-type="float">
            <text:p>72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720000" calcext:value-type="float">
            <text:p>7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09-09-10" calcext:value-type="date">
            <text:p>2009-09-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roro</text:p>
          </table:table-cell>
          <table:table-cell office:value-type="float" office:value="15269" calcext:value-type="float">
            <text:p>15269</text:p>
          </table:table-cell>
          <table:table-cell office:value-type="string" calcext:value-type="string">
            <text:p>St. Benedict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000" calcext:value-type="float">
            <text:p>350000</text:p>
          </table:table-cell>
          <table:table-cell office:value-type="float" office:value="183000" calcext:value-type="float">
            <text:p>183000</text:p>
          </table:table-cell>
          <table:table-cell office:value-type="float" office:value="390000" calcext:value-type="float">
            <text:p>390000</text:p>
          </table:table-cell>
          <table:table-cell office:value-type="float" office:value="203000" calcext:value-type="float">
            <text:p>203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3-12-18" calcext:value-type="date">
            <text:p>2013-12-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gazi</text:p>
          </table:table-cell>
          <table:table-cell office:value-type="float" office:value="20271" calcext:value-type="float">
            <text:p>20271</text:p>
          </table:table-cell>
          <table:table-cell office:value-type="string" calcext:value-type="string">
            <text:p>St. Charles Lwanga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000" calcext:value-type="float">
            <text:p>350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0000" calcext:value-type="float">
            <text:p>1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4-10-02" calcext:value-type="date">
            <text:p>2014-10-0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uwero</text:p>
          </table:table-cell>
          <table:table-cell office:value-type="float" office:value="73272" calcext:value-type="float">
            <text:p>73272</text:p>
          </table:table-cell>
          <table:table-cell office:value-type="string" calcext:value-type="string">
            <text:p>St. Daniel Comboni College, Kasaal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Peri-Urban</text:p>
          </table:table-cell>
          <table:table-cell table:style-name="ce6" office:value-type="date" office:date-value="2016-06-02" calcext:value-type="date">
            <text:p>2016-06-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1</text:p>
          </table:table-cell>
          <table:table-cell office:value-type="float" office:value="80273" calcext:value-type="float">
            <text:p>80273</text:p>
          </table:table-cell>
          <table:table-cell office:value-type="string" calcext:value-type="string">
            <text:p>St. Gonzaga Secondary School, Kagom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0000" calcext:value-type="float">
            <text:p>20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09-10-27" calcext:value-type="date">
            <text:p>2009-10-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muli</text:p>
          </table:table-cell>
          <table:table-cell office:value-type="float" office:value="69275" calcext:value-type="float">
            <text:p>69275</text:p>
          </table:table-cell>
          <table:table-cell office:value-type="string" calcext:value-type="string">
            <text:p>St. John Bosco Secondary School, Kamul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10000" calcext:value-type="float">
            <text:p>41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160000" calcext:value-type="float">
            <text:p>1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0-08-18" calcext:value-type="date">
            <text:p>2010-08-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aka</text:p>
          </table:table-cell>
          <table:table-cell office:value-type="float" office:value="53276" calcext:value-type="float">
            <text:p>53276</text:p>
          </table:table-cell>
          <table:table-cell office:value-type="string" calcext:value-type="string">
            <text:p>St. John's Secondary School, Kabuwok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89000" calcext:value-type="float">
            <text:p>289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319000" calcext:value-type="float">
            <text:p>319000</text:p>
          </table:table-cell>
          <table:table-cell office:value-type="float" office:value="185000" calcext:value-type="float">
            <text:p>18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3-08-15" calcext:value-type="date">
            <text:p>2013-08-1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uwero</text:p>
          </table:table-cell>
          <table:table-cell office:value-type="float" office:value="20278" calcext:value-type="float">
            <text:p>20278</text:p>
          </table:table-cell>
          <table:table-cell office:value-type="string" calcext:value-type="string">
            <text:p>St. John's Secondary School, Nander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table:style-name="Default"/>
          <table:table-cell office:value-type="float" office:value="250000" calcext:value-type="float">
            <text:p>25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7-04-07" calcext:value-type="date">
            <text:p>2017-04-0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uwero</text:p>
          </table:table-cell>
          <table:table-cell office:value-type="float" office:value="43279" calcext:value-type="float">
            <text:p>43279</text:p>
          </table:table-cell>
          <table:table-cell office:value-type="string" calcext:value-type="string">
            <text:p>St. Kizito Secondary School, Katikamu Kisu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000" calcext:value-type="float">
            <text:p>350000</text:p>
          </table:table-cell>
          <table:table-cell table:style-name="Default"/>
          <table:table-cell office:value-type="float" office:value="350000" calcext:value-type="float">
            <text:p>35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3-09-14" calcext:value-type="date">
            <text:p>2013-09-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giri-Iganga</text:p>
          </table:table-cell>
          <table:table-cell office:value-type="float" office:value="49280" calcext:value-type="float">
            <text:p>49280</text:p>
          </table:table-cell>
          <table:table-cell office:value-type="string" calcext:value-type="string">
            <text:p>St. Lawrence Secondary School, Idud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6-02-12" calcext:value-type="date">
            <text:p>2016-02-1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baga</text:p>
          </table:table-cell>
          <table:table-cell office:value-type="float" office:value="79281" calcext:value-type="float">
            <text:p>79281</text:p>
          </table:table-cell>
          <table:table-cell office:value-type="string" calcext:value-type="string">
            <text:p>St. Luke's Secondary School, Meng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45000" calcext:value-type="float">
            <text:p>145000</text:p>
          </table:table-cell>
          <table:table-cell table:style-name="Default"/>
          <table:table-cell office:value-type="float" office:value="150000" calcext:value-type="float">
            <text:p>1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3-04-07" calcext:value-type="date">
            <text:p>2013-04-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baga</text:p>
          </table:table-cell>
          <table:table-cell office:value-type="float" office:value="17282" calcext:value-type="float">
            <text:p>17282</text:p>
          </table:table-cell>
          <table:table-cell office:value-type="string" calcext:value-type="string">
            <text:p>St. Mbuga Vocational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50000" calcext:value-type="float">
            <text:p>4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0-02-18" calcext:value-type="date">
            <text:p>2010-02-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aka</text:p>
          </table:table-cell>
          <table:table-cell office:value-type="float" office:value="89283" calcext:value-type="float">
            <text:p>89283</text:p>
          </table:table-cell>
          <table:table-cell office:value-type="string" calcext:value-type="string">
            <text:p>St. Micheal Vocational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1-01-01" calcext:value-type="date">
            <text:p>2011-01-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1</text:p>
          </table:table-cell>
          <table:table-cell office:value-type="float" office:value="32284" calcext:value-type="float">
            <text:p>32284</text:p>
          </table:table-cell>
          <table:table-cell office:value-type="string" calcext:value-type="string">
            <text:p>St. Monica Girls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60000" calcext:value-type="float">
            <text:p>260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299000" calcext:value-type="float">
            <text:p>299000</text:p>
          </table:table-cell>
          <table:table-cell office:value-type="float" office:value="180000" calcext:value-type="float">
            <text:p>1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7-11-06" calcext:value-type="date">
            <text:p>2017-11-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saka</text:p>
          </table:table-cell>
          <table:table-cell office:value-type="float" office:value="10285" calcext:value-type="float">
            <text:p>10285</text:p>
          </table:table-cell>
          <table:table-cell office:value-type="string" calcext:value-type="string">
            <text:p>St. Monica High School, Kabuwok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80000" calcext:value-type="float">
            <text:p>180000</text:p>
          </table:table-cell>
          <table:table-cell office:value-type="float" office:value="43000" calcext:value-type="float">
            <text:p>43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120000" calcext:value-type="float">
            <text:p>1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0-03-17" calcext:value-type="date">
            <text:p>2010-03-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muli</text:p>
          </table:table-cell>
          <table:table-cell office:value-type="float" office:value="52286" calcext:value-type="float">
            <text:p>52286</text:p>
          </table:table-cell>
          <table:table-cell office:value-type="string" calcext:value-type="string">
            <text:p>St. Paul Secondary School, Mbulamut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80000" calcext:value-type="float">
            <text:p>2800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340000" calcext:value-type="float">
            <text:p>34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1-03-05" calcext:value-type="date">
            <text:p>2011-03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giri-Iganga</text:p>
          </table:table-cell>
          <table:table-cell office:value-type="float" office:value="50287" calcext:value-type="float">
            <text:p>50287</text:p>
          </table:table-cell>
          <table:table-cell office:value-type="string" calcext:value-type="string">
            <text:p>St. Paul Secondary School, Nasut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80000" calcext:value-type="float">
            <text:p>28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120000" calcext:value-type="float">
            <text:p>1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5-11-21" calcext:value-type="date">
            <text:p>2015-11-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1</text:p>
          </table:table-cell>
          <table:table-cell office:value-type="float" office:value="74288" calcext:value-type="float">
            <text:p>74288</text:p>
          </table:table-cell>
          <table:table-cell office:value-type="string" calcext:value-type="string">
            <text:p>St. Peter's College, Buweer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30000" calcext:value-type="float">
            <text:p>13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4-06-01" calcext:value-type="date">
            <text:p>2014-06-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wempe-Nakawa</text:p>
          </table:table-cell>
          <table:table-cell office:value-type="float" office:value="34289" calcext:value-type="float">
            <text:p>34289</text:p>
          </table:table-cell>
          <table:table-cell office:value-type="string" calcext:value-type="string">
            <text:p>St. Peter's, Ndiwulira Namugong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70000" calcext:value-type="float">
            <text:p>470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09-01-03" calcext:value-type="date">
            <text:p>2009-01-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roti</text:p>
          </table:table-cell>
          <table:table-cell office:value-type="float" office:value="92290" calcext:value-type="float">
            <text:p>92290</text:p>
          </table:table-cell>
          <table:table-cell office:value-type="string" calcext:value-type="string">
            <text:p>St. Stephen Secondary School, Sorot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0000" calcext:value-type="float">
            <text:p>3800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380000" calcext:value-type="float">
            <text:p>380000</text:p>
          </table:table-cell>
          <table:table-cell office:value-type="float" office:value="185000" calcext:value-type="float">
            <text:p>18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4-04-16" calcext:value-type="date">
            <text:p>2014-04-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ugiri-Iganga</text:p>
          </table:table-cell>
          <table:table-cell office:value-type="float" office:value="91291" calcext:value-type="float">
            <text:p>91291</text:p>
          </table:table-cell>
          <table:table-cell office:value-type="string" calcext:value-type="string">
            <text:p>St. Stephen's Bugiri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/>
          <table:table-cell office:value-type="float" office:value="65000" calcext:value-type="float">
            <text:p>6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3-10-28" calcext:value-type="date">
            <text:p>2013-10-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kono</text:p>
          </table:table-cell>
          <table:table-cell office:value-type="float" office:value="63292" calcext:value-type="float">
            <text:p>63292</text:p>
          </table:table-cell>
          <table:table-cell office:value-type="string" calcext:value-type="string">
            <text:p>St. Stephen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0-08-02" calcext:value-type="date">
            <text:p>2010-08-0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uli</text:p>
          </table:table-cell>
          <table:table-cell office:value-type="float" office:value="23293" calcext:value-type="float">
            <text:p>23293</text:p>
          </table:table-cell>
          <table:table-cell office:value-type="string" calcext:value-type="string">
            <text:p>Standard Central College, Namwendw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190000" calcext:value-type="float">
            <text:p>190000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6-01-13" calcext:value-type="date">
            <text:p>2016-01-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giri-Iganga</text:p>
          </table:table-cell>
          <table:table-cell office:value-type="float" office:value="14294" calcext:value-type="float">
            <text:p>14294</text:p>
          </table:table-cell>
          <table:table-cell office:value-type="string" calcext:value-type="string">
            <text:p>Nkutu Memorial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5-04-20" calcext:value-type="date">
            <text:p>2015-04-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2</text:p>
          </table:table-cell>
          <table:table-cell office:value-type="float" office:value="16295" calcext:value-type="float">
            <text:p>16295</text:p>
          </table:table-cell>
          <table:table-cell office:value-type="string" calcext:value-type="string">
            <text:p>Standard High School, Bulumag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50000" calcext:value-type="float">
            <text:p>4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0-08-12" calcext:value-type="date">
            <text:p>2010-08-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wero</text:p>
          </table:table-cell>
          <table:table-cell office:value-type="float" office:value="94297" calcext:value-type="float">
            <text:p>94297</text:p>
          </table:table-cell>
          <table:table-cell office:value-type="string" calcext:value-type="string">
            <text:p>Target Community Colleg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0-03-04" calcext:value-type="date">
            <text:p>2010-03-0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oroti</text:p>
          </table:table-cell>
          <table:table-cell office:value-type="float" office:value="27299" calcext:value-type="float">
            <text:p>27299</text:p>
          </table:table-cell>
          <table:table-cell office:value-type="string" calcext:value-type="string">
            <text:p>Teso College, Aloe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518000" calcext:value-type="float">
            <text:p>518000</text:p>
          </table:table-cell>
          <table:table-cell table:style-name="Default"/>
          <table:table-cell office:value-type="float" office:value="648000" calcext:value-type="float">
            <text:p>648000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09-03-01" calcext:value-type="date">
            <text:p>2009-03-0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ororo</text:p>
          </table:table-cell>
          <table:table-cell office:value-type="float" office:value="14300" calcext:value-type="float">
            <text:p>14300</text:p>
          </table:table-cell>
          <table:table-cell office:value-type="string" calcext:value-type="string">
            <text:p>Tororo Comprehensive Secondary Schoo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50000" calcext:value-type="float">
            <text:p>50000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3-08-20" calcext:value-type="date">
            <text:p>2013-08-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roro</text:p>
          </table:table-cell>
          <table:table-cell office:value-type="float" office:value="28302" calcext:value-type="float">
            <text:p>28302</text:p>
          </table:table-cell>
          <table:table-cell office:value-type="string" calcext:value-type="string">
            <text:p>Tororo Universal Colleg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98000" calcext:value-type="float">
            <text:p>298000</text:p>
          </table:table-cell>
          <table:table-cell office:value-type="float" office:value="98000" calcext:value-type="float">
            <text:p>98000</text:p>
          </table:table-cell>
          <table:table-cell office:value-type="float" office:value="358000" calcext:value-type="float">
            <text:p>358000</text:p>
          </table:table-cell>
          <table:table-cell office:value-type="float" office:value="158000" calcext:value-type="float">
            <text:p>15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1-10-02" calcext:value-type="date">
            <text:p>2011-10-0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inja 1</text:p>
          </table:table-cell>
          <table:table-cell office:value-type="float" office:value="51304" calcext:value-type="float">
            <text:p>51304</text:p>
          </table:table-cell>
          <table:table-cell office:value-type="string" calcext:value-type="string">
            <text:p>Trinity Secondary School, Nakibizzi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350000" calcext:value-type="float">
            <text:p>350000</text:p>
          </table:table-cell>
          <table:table-cell office:value-type="float" office:value="100000" calcext:value-type="float">
            <text:p>100000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6-04-11" calcext:value-type="date">
            <text:p>2016-04-1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ororo</text:p>
          </table:table-cell>
          <table:table-cell office:value-type="float" office:value="35305" calcext:value-type="float">
            <text:p>35305</text:p>
          </table:table-cell>
          <table:table-cell office:value-type="string" calcext:value-type="string">
            <text:p>Tropical College, Tororo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274000" calcext:value-type="float">
            <text:p>274000</text:p>
          </table:table-cell>
          <table:table-cell office:value-type="float" office:value="74000" calcext:value-type="float">
            <text:p>74000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6-09-20" calcext:value-type="date">
            <text:p>2016-09-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gazi</text:p>
          </table:table-cell>
          <table:table-cell office:value-type="float" office:value="22306" calcext:value-type="float">
            <text:p>22306</text:p>
          </table:table-cell>
          <table:table-cell office:value-type="string" calcext:value-type="string">
            <text:p>Uganda Martyrs College, Ssond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80000" calcext:value-type="float">
            <text:p>58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09-02-21" calcext:value-type="date">
            <text:p>2009-02-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baga</text:p>
          </table:table-cell>
          <table:table-cell office:value-type="float" office:value="47307" calcext:value-type="float">
            <text:p>47307</text:p>
          </table:table-cell>
          <table:table-cell office:value-type="string" calcext:value-type="string">
            <text:p>Uganda Martyrs High School, Rubag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60000" calcext:value-type="float">
            <text:p>76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760000" calcext:value-type="float">
            <text:p>760000</text:p>
          </table:table-cell>
          <table:table-cell office:value-type="float" office:value="450000" calcext:value-type="float">
            <text:p>4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5-09-16" calcext:value-type="date">
            <text:p>2015-09-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16310" calcext:value-type="float">
            <text:p>16310</text:p>
          </table:table-cell>
          <table:table-cell office:value-type="string" calcext:value-type="string">
            <text:p>University Link High Schoo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250000" calcext:value-type="float">
            <text:p>250000</text:p>
          </table:table-cell>
          <table:table-cell office:value-type="float" office:value="38100" calcext:value-type="float">
            <text:p>38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6-02-01" calcext:value-type="date">
            <text:p>2016-02-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baga</text:p>
          </table:table-cell>
          <table:table-cell office:value-type="float" office:value="59311" calcext:value-type="float">
            <text:p>59311</text:p>
          </table:table-cell>
          <table:table-cell office:value-type="string" calcext:value-type="string">
            <text:p>Uplands High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50000" calcext:value-type="float">
            <text:p>450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290000" calcext:value-type="float">
            <text:p>29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0-01-19" calcext:value-type="date">
            <text:p>2010-01-1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inja 2</text:p>
          </table:table-cell>
          <table:table-cell office:value-type="float" office:value="28316" calcext:value-type="float">
            <text:p>28316</text:p>
          </table:table-cell>
          <table:table-cell office:value-type="string" calcext:value-type="string">
            <text:p>Waitambogwe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09-09-25" calcext:value-type="date">
            <text:p>2009-09-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baga</text:p>
          </table:table-cell>
          <table:table-cell office:value-type="float" office:value="18317" calcext:value-type="float">
            <text:p>18317</text:p>
          </table:table-cell>
          <table:table-cell office:value-type="string" calcext:value-type="string">
            <text:p>Winston Stardard Secondary Schoo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30000" calcext:value-type="float">
            <text:p>530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540000" calcext:value-type="float">
            <text:p>540000</text:p>
          </table:table-cell>
          <table:table-cell office:value-type="float" office:value="300000" calcext:value-type="float">
            <text:p>3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7-11-09" calcext:value-type="date">
            <text:p>2017-11-0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uwero</text:p>
          </table:table-cell>
          <table:table-cell office:value-type="float" office:value="23318" calcext:value-type="float">
            <text:p>23318</text:p>
          </table:table-cell>
          <table:table-cell office:value-type="string" calcext:value-type="string">
            <text:p>Wobulenzi College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Peri-Urban</text:p>
          </table:table-cell>
          <table:table-cell table:style-name="ce6" office:value-type="date" office:date-value="2011-06-08" calcext:value-type="date">
            <text:p>2011-06-0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uwero</text:p>
          </table:table-cell>
          <table:table-cell office:value-type="float" office:value="13320" calcext:value-type="float">
            <text:p>13320</text:p>
          </table:table-cell>
          <table:table-cell office:value-type="string" calcext:value-type="string">
            <text:p>Wobulenzi Town Academy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0-02-24" calcext:value-type="date">
            <text:p>2010-02-2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kono</text:p>
          </table:table-cell>
          <table:table-cell office:value-type="float" office:value="20321" calcext:value-type="float">
            <text:p>20321</text:p>
          </table:table-cell>
          <table:table-cell office:value-type="string" calcext:value-type="string">
            <text:p>Yefe High Schoo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380000" calcext:value-type="float">
            <text:p>380000</text:p>
          </table:table-cell>
          <table:table-cell office:value-type="float" office:value="180000" calcext:value-type="float">
            <text:p>1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0-04-19" calcext:value-type="date">
            <text:p>2010-04-1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kindye</text:p>
          </table:table-cell>
          <table:table-cell office:value-type="float" office:value="74322" calcext:value-type="float">
            <text:p>74322</text:p>
          </table:table-cell>
          <table:table-cell office:value-type="string" calcext:value-type="string">
            <text:p>St. Denis Ssebugwawo Secondary School, Ggab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00000" calcext:value-type="float">
            <text:p>100000</text:p>
          </table:table-cell>
          <table:table-cell table:style-name="Default"/>
          <table:table-cell office:value-type="float" office:value="130000" calcext:value-type="float">
            <text:p>13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09-02-02" calcext:value-type="date">
            <text:p>2009-02-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wero</text:p>
          </table:table-cell>
          <table:table-cell office:value-type="float" office:value="74323" calcext:value-type="float">
            <text:p>74323</text:p>
          </table:table-cell>
          <table:table-cell office:value-type="string" calcext:value-type="string">
            <text:p>Giants' College, Luwer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4-05-08" calcext:value-type="date">
            <text:p>2014-05-0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baga</text:p>
          </table:table-cell>
          <table:table-cell office:value-type="float" office:value="57325" calcext:value-type="float">
            <text:p>57325</text:p>
          </table:table-cell>
          <table:table-cell office:value-type="string" calcext:value-type="string">
            <text:p>Luzira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7-06-26" calcext:value-type="date">
            <text:p>2017-06-2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kono</text:p>
          </table:table-cell>
          <table:table-cell office:value-type="float" office:value="68326" calcext:value-type="float">
            <text:p>68326</text:p>
          </table:table-cell>
          <table:table-cell office:value-type="string" calcext:value-type="string">
            <text:p>Namakwa Senior Secondary Sch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50000" calcext:value-type="float">
            <text:p>5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4-07-13" calcext:value-type="date">
            <text:p>2014-07-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gazi</text:p>
          </table:table-cell>
          <table:table-cell office:value-type="float" office:value="67327" calcext:value-type="float">
            <text:p>67327</text:p>
          </table:table-cell>
          <table:table-cell office:value-type="string" calcext:value-type="string">
            <text:p>Paul Mukasa Secondary School, Kigung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0000" calcext:value-type="float">
            <text:p>380000</text:p>
          </table:table-cell>
          <table:table-cell office:value-type="float" office:value="225000" calcext:value-type="float">
            <text:p>225000</text:p>
          </table:table-cell>
          <table:table-cell office:value-type="float" office:value="430000" calcext:value-type="float">
            <text:p>430000</text:p>
          </table:table-cell>
          <table:table-cell office:value-type="float" office:value="235000" calcext:value-type="float">
            <text:p>23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0-01-22" calcext:value-type="date">
            <text:p>2010-01-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wero</text:p>
          </table:table-cell>
          <table:table-cell office:value-type="float" office:value="64329" calcext:value-type="float">
            <text:p>64329</text:p>
          </table:table-cell>
          <table:table-cell office:value-type="string" calcext:value-type="string">
            <text:p>St. Antonios Orthodox Secondary School, Mond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000" calcext:value-type="float">
            <text:p>35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120000" calcext:value-type="float">
            <text:p>1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5-10-24" calcext:value-type="date">
            <text:p>2015-10-2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kindye</text:p>
          </table:table-cell>
          <table:table-cell office:value-type="float" office:value="97330" calcext:value-type="float">
            <text:p>97330</text:p>
          </table:table-cell>
          <table:table-cell office:value-type="string" calcext:value-type="string">
            <text:p>St. Mary's College Kisubi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900000" calcext:value-type="float">
            <text:p>900000</text:p>
          </table:table-cell>
          <table:table-cell table:style-name="Default"/>
          <table:table-cell office:value-type="float" office:value="900000" calcext:value-type="float">
            <text:p>900000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7-09-17" calcext:value-type="date">
            <text:p>2017-09-1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kindye</text:p>
          </table:table-cell>
          <table:table-cell office:value-type="float" office:value="51331" calcext:value-type="float">
            <text:p>51331</text:p>
          </table:table-cell>
          <table:table-cell office:value-type="string" calcext:value-type="string">
            <text:p>Trinity Senior Academy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600000" calcext:value-type="float">
            <text:p>600000</text:p>
          </table:table-cell>
          <table:table-cell table:style-name="Default"/>
          <table:table-cell office:value-type="float" office:value="600000" calcext:value-type="float">
            <text:p>60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office:value-type="string" calcext:value-type="string">
            <text:p>Urban</text:p>
          </table:table-cell>
          <table:table-cell table:style-name="ce6" office:value-type="date" office:date-value="2016-03-14" calcext:value-type="date">
            <text:p>2016-03-1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ororo</text:p>
          </table:table-cell>
          <table:table-cell office:value-type="float" office:value="91332" calcext:value-type="float">
            <text:p>91332</text:p>
          </table:table-cell>
          <table:table-cell office:value-type="string" calcext:value-type="string">
            <text:p>Tororo Girls'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595600" calcext:value-type="float">
            <text:p>595600</text:p>
          </table:table-cell>
          <table:table-cell table:style-name="Default"/>
          <table:table-cell office:value-type="float" office:value="625600" calcext:value-type="float">
            <text:p>62560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1-03-24" calcext:value-type="date">
            <text:p>2011-03-2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inja 2</text:p>
          </table:table-cell>
          <table:table-cell office:value-type="float" office:value="23333" calcext:value-type="float">
            <text:p>23333</text:p>
          </table:table-cell>
          <table:table-cell office:value-type="string" calcext:value-type="string">
            <text:p>PMM Girls' School, Jinj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50000" calcext:value-type="float">
            <text:p>650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0-04-09" calcext:value-type="date">
            <text:p>2010-04-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ra</text:p>
          </table:table-cell>
          <table:table-cell office:value-type="float" office:value="51334" calcext:value-type="float">
            <text:p>51334</text:p>
          </table:table-cell>
          <table:table-cell office:value-type="string" calcext:value-type="string">
            <text:p>Lira Town Colleg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90000" calcext:value-type="float">
            <text:p>29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1-10-09" calcext:value-type="date">
            <text:p>2011-10-0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ira</text:p>
          </table:table-cell>
          <table:table-cell office:value-type="float" office:value="90335" calcext:value-type="float">
            <text:p>90335</text:p>
          </table:table-cell>
          <table:table-cell office:value-type="string" calcext:value-type="string">
            <text:p>Dr Obote College, Boroboro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400000" calcext:value-type="float">
            <text:p>400000</text:p>
          </table:table-cell>
          <table:table-cell table:style-name="Default"/>
          <table:table-cell office:value-type="float" office:value="400000" calcext:value-type="float">
            <text:p>400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09-02-21" calcext:value-type="date">
            <text:p>2009-02-2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ira</text:p>
          </table:table-cell>
          <table:table-cell office:value-type="float" office:value="84336" calcext:value-type="float">
            <text:p>84336</text:p>
          </table:table-cell>
          <table:table-cell office:value-type="string" calcext:value-type="string">
            <text:p>Comboni College, Lira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350000" calcext:value-type="float">
            <text:p>350000</text:p>
          </table:table-cell>
          <table:table-cell table:style-name="Default"/>
          <table:table-cell office:value-type="float" office:value="400000" calcext:value-type="float">
            <text:p>400000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0-12-07" calcext:value-type="date">
            <text:p>2010-12-0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ira</text:p>
          </table:table-cell>
          <table:table-cell office:value-type="float" office:value="43338" calcext:value-type="float">
            <text:p>43338</text:p>
          </table:table-cell>
          <table:table-cell office:value-type="string" calcext:value-type="string">
            <text:p>Leo Atubo Secondary Schoo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float" office:value="380000" calcext:value-type="float">
            <text:p>380000</text:p>
          </table:table-cell>
          <table:table-cell table:style-name="Default"/>
          <table:table-cell office:value-type="float" office:value="335000" calcext:value-type="float">
            <text:p>33500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7-05-06" calcext:value-type="date">
            <text:p>2017-05-0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ira</text:p>
          </table:table-cell>
          <table:table-cell office:value-type="float" office:value="29339" calcext:value-type="float">
            <text:p>29339</text:p>
          </table:table-cell>
          <table:table-cell office:value-type="string" calcext:value-type="string">
            <text:p>Townside High Scho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99000" calcext:value-type="float">
            <text:p>399000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09-04-10" calcext:value-type="date">
            <text:p>2009-04-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ira</text:p>
          </table:table-cell>
          <table:table-cell office:value-type="float" office:value="51340" calcext:value-type="float">
            <text:p>51340</text:p>
          </table:table-cell>
          <table:table-cell office:value-type="string" calcext:value-type="string">
            <text:p>The Vision High School, Lir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32000" calcext:value-type="float">
            <text:p>232000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1-01-17" calcext:value-type="date">
            <text:p>2011-01-1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ira</text:p>
          </table:table-cell>
          <table:table-cell office:value-type="float" office:value="20341" calcext:value-type="float">
            <text:p>20341</text:p>
          </table:table-cell>
          <table:table-cell office:value-type="string" calcext:value-type="string">
            <text:p>DJRA Comprehesive Secondary Scho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80000" calcext:value-type="float">
            <text:p>280000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ri-Urban</text:p>
          </table:table-cell>
          <table:table-cell table:style-name="ce6" office:value-type="date" office:date-value="2016-10-08" calcext:value-type="date">
            <text:p>2016-10-0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kono</text:p>
          </table:table-cell>
          <table:table-cell office:value-type="float" office:value="18342" calcext:value-type="float">
            <text:p>18342</text:p>
          </table:table-cell>
          <table:table-cell office:value-type="string" calcext:value-type="string">
            <text:p>St. Balikuddembe Secondary School, Kisoga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560000" calcext:value-type="float">
            <text:p>560000</text:p>
          </table:table-cell>
          <table:table-cell office:value-type="float" office:value="299000" calcext:value-type="float">
            <text:p>299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1-05-19" calcext:value-type="date">
            <text:p>2011-05-1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uwero</text:p>
          </table:table-cell>
          <table:table-cell office:value-type="float" office:value="34343" calcext:value-type="float">
            <text:p>34343</text:p>
          </table:table-cell>
          <table:table-cell office:value-type="string" calcext:value-type="string">
            <text:p>Wakyato Seed Secondary Schoo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Rural</text:p>
          </table:table-cell>
          <table:table-cell table:style-name="ce6" office:value-type="date" office:date-value="2014-12-16" calcext:value-type="date">
            <text:p>2014-12-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ira</text:p>
          </table:table-cell>
          <table:table-cell office:value-type="float" office:value="36345" calcext:value-type="float">
            <text:p>36345</text:p>
          </table:table-cell>
          <table:table-cell office:value-type="string" calcext:value-type="string">
            <text:p>Bright Light Colleg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32000" calcext:value-type="float">
            <text:p>232000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table:style-name="ce6" office:value-type="date" office:date-value="2014-10-18" calcext:value-type="date">
            <text:p>2014-10-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1</text:p>
          </table:table-cell>
          <table:table-cell office:value-type="float" office:value="15346" calcext:value-type="float">
            <text:p>15346</text:p>
          </table:table-cell>
          <table:table-cell office:value-type="string" calcext:value-type="string">
            <text:p>St. Peter's Secondary School, Magw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35000" calcext:value-type="float">
            <text:p>335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335000" calcext:value-type="float">
            <text:p>335000</text:p>
          </table:table-cell>
          <table:table-cell office:value-type="float" office:value="125000" calcext:value-type="float">
            <text:p>12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table:style-name="ce6" office:value-type="date" office:date-value="2010-05-14" calcext:value-type="date">
            <text:p>2010-05-1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wempe-Nakawa</text:p>
          </table:table-cell>
          <table:table-cell office:value-type="float" office:value="41347" calcext:value-type="float">
            <text:p>41347</text:p>
          </table:table-cell>
          <table:table-cell office:value-type="string" calcext:value-type="string">
            <text:p>Namugongo Secondary and Vocational School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6" office:value-type="date" office:date-value="2017-01-12" calcext:value-type="date">
            <text:p>2017-01-1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wempe-Nakawa</text:p>
          </table:table-cell>
          <table:table-cell office:value-type="float" office:value="20348" calcext:value-type="float">
            <text:p>20348</text:p>
          </table:table-cell>
          <table:table-cell office:value-type="string" calcext:value-type="string">
            <text:p>Kawanda Secondary School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6" office:value-type="date" office:date-value="2012-04-09" calcext:value-type="date">
            <text:p>2012-04-0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ugazi</text:p>
          </table:table-cell>
          <table:table-cell office:value-type="float" office:value="40349" calcext:value-type="float">
            <text:p>40349</text:p>
          </table:table-cell>
          <table:table-cell office:value-type="string" calcext:value-type="string">
            <text:p>Green Hill College, Mukono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6" office:value-type="date" office:date-value="2016-09-05" calcext:value-type="date">
            <text:p>2016-09-0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pchorwa-Mbale</text:p>
          </table:table-cell>
          <table:table-cell office:value-type="float" office:value="64350" calcext:value-type="float">
            <text:p>64350</text:p>
          </table:table-cell>
          <table:table-cell office:value-type="string" calcext:value-type="string">
            <text:p>Joy Secondary School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style-name="ce6" office:value-type="date" office:date-value="2016-11-05" calcext:value-type="date">
            <text:p>2016-11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ja 2</text:p>
          </table:table-cell>
          <table:table-cell office:value-type="float" office:value="27351" calcext:value-type="float">
            <text:p>27351</text:p>
          </table:table-cell>
          <table:table-cell office:value-type="string" calcext:value-type="string">
            <text:p>Jinja Secondary Schoo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50000" calcext:value-type="float">
            <text:p>15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ural</text:p>
          </table:table-cell>
          <table:table-cell table:style-name="ce6" office:value-type="date" office:date-value="2014-01-14" calcext:value-type="date">
            <text:p>2014-01-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roro</text:p>
          </table:table-cell>
          <table:table-cell office:value-type="float" office:value="47352" calcext:value-type="float">
            <text:p>47352</text:p>
          </table:table-cell>
          <table:table-cell office:value-type="string" calcext:value-type="string">
            <text:p>Tororo Town College</text:p>
          </table:table-cell>
          <table:table-cell table:number-columns-repeated="13"/>
          <table:table-cell table:style-name="ce6" office:value-type="date" office:date-value="2014-01-03" calcext:value-type="date">
            <text:p>2014-01-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roti</text:p>
          </table:table-cell>
          <table:table-cell office:value-type="float" office:value="85353" calcext:value-type="float">
            <text:p>85353</text:p>
          </table:table-cell>
          <table:table-cell office:value-type="string" calcext:value-type="string">
            <text:p>Gweri Secondary School</text:p>
          </table:table-cell>
          <table:table-cell table:number-columns-repeated="13"/>
          <table:table-cell table:style-name="ce6" office:value-type="date" office:date-value="2010-11-17" calcext:value-type="date">
            <text:p>2010-11-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rua 1</text:p>
          </table:table-cell>
          <table:table-cell office:value-type="float" office:value="13354" calcext:value-type="float">
            <text:p>13354</text:p>
          </table:table-cell>
          <table:table-cell office:value-type="string" calcext:value-type="string">
            <text:p>Arua Secondary School</text:p>
          </table:table-cell>
          <table:table-cell table:number-columns-repeated="13"/>
          <table:table-cell table:style-name="ce6" office:value-type="date" office:date-value="2012-02-20" calcext:value-type="date">
            <text:p>2012-02-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rua 2</text:p>
          </table:table-cell>
          <table:table-cell office:value-type="float" office:value="92355" calcext:value-type="float">
            <text:p>92355</text:p>
          </table:table-cell>
          <table:table-cell office:value-type="string" calcext:value-type="string">
            <text:p>Standard College Arua</text:p>
          </table:table-cell>
          <table:table-cell table:number-columns-repeated="13"/>
          <table:table-cell table:style-name="ce6" office:value-type="date" office:date-value="2012-12-13" calcext:value-type="date">
            <text:p>2012-12-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ulu</text:p>
          </table:table-cell>
          <table:table-cell office:value-type="float" office:value="81356" calcext:value-type="float">
            <text:p>81356</text:p>
          </table:table-cell>
          <table:table-cell office:value-type="string" calcext:value-type="string">
            <text:p>Ushindi Secondary School</text:p>
          </table:table-cell>
          <table:table-cell table:number-columns-repeated="13"/>
          <table:table-cell table:style-name="ce6" office:value-type="date" office:date-value="2015-11-08" calcext:value-type="date">
            <text:p>2015-11-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itgum-Pader</text:p>
          </table:table-cell>
          <table:table-cell office:value-type="float" office:value="55357" calcext:value-type="float">
            <text:p>55357</text:p>
          </table:table-cell>
          <table:table-cell office:value-type="string" calcext:value-type="string">
            <text:p>Kitgum High School</text:p>
          </table:table-cell>
          <table:table-cell table:number-columns-repeated="13"/>
          <table:table-cell table:style-name="ce6" office:value-type="date" office:date-value="2010-12-22" calcext:value-type="date">
            <text:p>2010-12-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ole-Oyam</text:p>
          </table:table-cell>
          <table:table-cell office:value-type="float" office:value="65358" calcext:value-type="float">
            <text:p>65358</text:p>
          </table:table-cell>
          <table:table-cell office:value-type="string" calcext:value-type="string">
            <text:p>Aboke High School</text:p>
          </table:table-cell>
          <table:table-cell table:number-columns-repeated="13"/>
          <table:table-cell table:style-name="ce6" office:value-type="date" office:date-value="2014-02-22" calcext:value-type="date">
            <text:p>2014-02-22</text:p>
          </table:table-cell>
          <table:table-cell table:number-columns-repeated="1007"/>
        </table:table-row>
        <table:table-row table:style-name="ro3" table:number-rows-repeated="104831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School Information'.$A$1" table:cell-range-address="$'School Information'.$A$1:.$Q$258"/>
        </table:named-expressions>
        <calcext:conditional-formats>
          <calcext:conditional-format calcext:target-range-address="'School Information'.B1:'School Information'.B1048576">
            <calcext:condition calcext:apply-style-name="ConditionalStyle_1" calcext:value="duplicate" calcext:base-cell-address="'School Information'.B1"/>
          </calcext:conditional-format>
        </calcext:conditional-formats>
      </table:table>
      <table:named-expressions/>
      <table:database-ranges>
        <table:database-range table:name="__Anonymous_Sheet_DB__0" table:target-range-address="'School Information'.A1:'School Information'.Q2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071in 0.0209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071in 0.0209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5b9bd5" style:border-line-width-bottom="0.0071in 0.0209in 0.0071in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hool_20_Information" style:display-name="PageStyle_School Inform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Juma</meta:initial-creator>
    <meta:print-date>2016-01-27T15:20:07</meta:print-date>
    <meta:creation-date>2016-01-27T14:31:32</meta:creation-date>
    <dc:date>2018-08-01T07:07:44.624381852</dc:date>
    <meta:generator>LibreOffice/4.2.8.2$Linux_X86_64 LibreOffice_project/420m0$Build-2</meta:generator>
    <meta:document-statistic meta:table-count="1" meta:cell-count="375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